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2in"/>
    </style:style>
    <style:style style:name="co3" style:family="table-column">
      <style:table-column-properties fo:break-before="auto" style:column-width="1.0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00ccff"/>
    </style:style>
    <style:style style:name="ce2" style:family="table-cell" style:parent-style-name="Default">
      <style:table-cell-properties fo:background-color="#ff6666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fo:background-color="#00ccff"/>
    </style:style>
    <style:style style:name="ce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otal" table:style-name="ta1">
        <table:shapes>
          <draw:frame draw:z-index="0" draw:style-name="gr1" draw:text-style-name="P1" svg:width="17.9567in" svg:height="10.815in" svg:x="5.5693in" svg:y="0.385in">
            <draw:object draw:notify-on-update-of-ranges="total.B2:total.B213 total.C1:total.C1 total.C2:total.C213 total.B2:total.B213 total.D1:total.D1 total.D2:total.D213 total.B2:total.B213 total.E1:total.E1 total.E2:total.E2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older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greška treniranja</text:p>
          </table:table-cell>
          <table:table-cell office:value-type="string" calcext:value-type="string">
            <text:p>validacijska greška</text:p>
          </table:table-cell>
          <table:table-cell table:style-name="Default" office:value-type="string" calcext:value-type="string">
            <text:p>točnost prepoznavanj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" calcext:value-type="float">
            <text:p>1</text:p>
          </table:table-cell>
          <table:table-cell office:value-type="float" office:value="2294.287" calcext:value-type="float">
            <text:p>2294.287</text:p>
          </table:table-cell>
          <table:table-cell office:value-type="float" office:value="1761.114" calcext:value-type="float">
            <text:p>1761.114</text:p>
          </table:table-cell>
          <table:table-cell office:value-type="percentage" office:value="0.6864" calcext:value-type="percentage">
            <text:p>68.6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" calcext:value-type="float">
            <text:p>2</text:p>
          </table:table-cell>
          <table:table-cell office:value-type="float" office:value="1965.731" calcext:value-type="float">
            <text:p>1965.731</text:p>
          </table:table-cell>
          <table:table-cell office:value-type="float" office:value="1643.715" calcext:value-type="float">
            <text:p>1643.715</text:p>
          </table:table-cell>
          <table:table-cell office:value-type="percentage" office:value="0.705966666667" calcext:value-type="percentage">
            <text:p>70.6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" calcext:value-type="float">
            <text:p>3</text:p>
          </table:table-cell>
          <table:table-cell office:value-type="float" office:value="1869.236" calcext:value-type="float">
            <text:p>1869.236</text:p>
          </table:table-cell>
          <table:table-cell office:value-type="float" office:value="1589.812" calcext:value-type="float">
            <text:p>1589.812</text:p>
          </table:table-cell>
          <table:table-cell office:value-type="percentage" office:value="0.710833333333" calcext:value-type="percentage">
            <text:p>71.0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" calcext:value-type="float">
            <text:p>4</text:p>
          </table:table-cell>
          <table:table-cell office:value-type="float" office:value="1813.789" calcext:value-type="float">
            <text:p>1813.789</text:p>
          </table:table-cell>
          <table:table-cell office:value-type="float" office:value="1556.586" calcext:value-type="float">
            <text:p>1556.586</text:p>
          </table:table-cell>
          <table:table-cell office:value-type="percentage" office:value="0.73515" calcext:value-type="percentage">
            <text:p>73.5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" calcext:value-type="float">
            <text:p>5</text:p>
          </table:table-cell>
          <table:table-cell office:value-type="float" office:value="1771.325" calcext:value-type="float">
            <text:p>1771.325</text:p>
          </table:table-cell>
          <table:table-cell office:value-type="float" office:value="1548.562" calcext:value-type="float">
            <text:p>1548.562</text:p>
          </table:table-cell>
          <table:table-cell office:value-type="percentage" office:value="0.739733333333" calcext:value-type="percentage">
            <text:p>73.9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" calcext:value-type="float">
            <text:p>6</text:p>
          </table:table-cell>
          <table:table-cell office:value-type="float" office:value="1737.349" calcext:value-type="float">
            <text:p>1737.349</text:p>
          </table:table-cell>
          <table:table-cell office:value-type="float" office:value="1503.187" calcext:value-type="float">
            <text:p>1503.187</text:p>
          </table:table-cell>
          <table:table-cell office:value-type="percentage" office:value="0.746683333333" calcext:value-type="percentage">
            <text:p>74.6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" calcext:value-type="float">
            <text:p>7</text:p>
          </table:table-cell>
          <table:table-cell office:value-type="float" office:value="1709.734" calcext:value-type="float">
            <text:p>1709.734</text:p>
          </table:table-cell>
          <table:table-cell office:value-type="float" office:value="1478.042" calcext:value-type="float">
            <text:p>1478.042</text:p>
          </table:table-cell>
          <table:table-cell office:value-type="percentage" office:value="0.755016666667" calcext:value-type="percentage">
            <text:p>75.5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" calcext:value-type="float">
            <text:p>8</text:p>
          </table:table-cell>
          <table:table-cell office:value-type="float" office:value="1687.484" calcext:value-type="float">
            <text:p>1687.484</text:p>
          </table:table-cell>
          <table:table-cell office:value-type="float" office:value="1473.653" calcext:value-type="float">
            <text:p>1473.653</text:p>
          </table:table-cell>
          <table:table-cell office:value-type="percentage" office:value="0.755" calcext:value-type="percentage">
            <text:p>75.5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" calcext:value-type="float">
            <text:p>9</text:p>
          </table:table-cell>
          <table:table-cell office:value-type="float" office:value="1670.217" calcext:value-type="float">
            <text:p>1670.217</text:p>
          </table:table-cell>
          <table:table-cell office:value-type="float" office:value="1505.44" calcext:value-type="float">
            <text:p>1505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0" calcext:value-type="float">
            <text:p>10</text:p>
          </table:table-cell>
          <table:table-cell office:value-type="float" office:value="1653.391" calcext:value-type="float">
            <text:p>1653.391</text:p>
          </table:table-cell>
          <table:table-cell office:value-type="float" office:value="1446.04" calcext:value-type="float">
            <text:p>1446.04</text:p>
          </table:table-cell>
          <table:table-cell office:value-type="percentage" office:value="0.755833333333" calcext:value-type="percentage">
            <text:p>75.5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1" calcext:value-type="float">
            <text:p>11</text:p>
          </table:table-cell>
          <table:table-cell office:value-type="float" office:value="1630.596" calcext:value-type="float">
            <text:p>1630.596</text:p>
          </table:table-cell>
          <table:table-cell office:value-type="float" office:value="1417.77" calcext:value-type="float">
            <text:p>1417.77</text:p>
          </table:table-cell>
          <table:table-cell office:value-type="percentage" office:value="0.76975" calcext:value-type="percentage">
            <text:p>76.9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2" calcext:value-type="float">
            <text:p>12</text:p>
          </table:table-cell>
          <table:table-cell office:value-type="float" office:value="1615.773" calcext:value-type="float">
            <text:p>1615.773</text:p>
          </table:table-cell>
          <table:table-cell office:value-type="float" office:value="1426.591" calcext:value-type="float">
            <text:p>1426.5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3" calcext:value-type="float">
            <text:p>13</text:p>
          </table:table-cell>
          <table:table-cell office:value-type="float" office:value="1602.556" calcext:value-type="float">
            <text:p>1602.556</text:p>
          </table:table-cell>
          <table:table-cell office:value-type="float" office:value="1404.555" calcext:value-type="float">
            <text:p>1404.555</text:p>
          </table:table-cell>
          <table:table-cell office:value-type="percentage" office:value="0.77265" calcext:value-type="percentage">
            <text:p>77.2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4" calcext:value-type="float">
            <text:p>14</text:p>
          </table:table-cell>
          <table:table-cell office:value-type="float" office:value="1591.189" calcext:value-type="float">
            <text:p>1591.189</text:p>
          </table:table-cell>
          <table:table-cell office:value-type="float" office:value="1396.546" calcext:value-type="float">
            <text:p>1396.546</text:p>
          </table:table-cell>
          <table:table-cell office:value-type="percentage" office:value="0.780566666667" calcext:value-type="percentage">
            <text:p>78.0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5" calcext:value-type="float">
            <text:p>15</text:p>
          </table:table-cell>
          <table:table-cell office:value-type="float" office:value="1579.129" calcext:value-type="float">
            <text:p>1579.129</text:p>
          </table:table-cell>
          <table:table-cell office:value-type="float" office:value="1385.641" calcext:value-type="float">
            <text:p>1385.641</text:p>
          </table:table-cell>
          <table:table-cell office:value-type="percentage" office:value="0.772366666667" calcext:value-type="percentage">
            <text:p>77.2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6" calcext:value-type="float">
            <text:p>16</text:p>
          </table:table-cell>
          <table:table-cell office:value-type="float" office:value="1569.546" calcext:value-type="float">
            <text:p>1569.546</text:p>
          </table:table-cell>
          <table:table-cell office:value-type="float" office:value="1388.314" calcext:value-type="float">
            <text:p>1388.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7" calcext:value-type="float">
            <text:p>17</text:p>
          </table:table-cell>
          <table:table-cell office:value-type="float" office:value="1559.63" calcext:value-type="float">
            <text:p>1559.63</text:p>
          </table:table-cell>
          <table:table-cell office:value-type="float" office:value="1375.495" calcext:value-type="float">
            <text:p>1375.495</text:p>
          </table:table-cell>
          <table:table-cell office:value-type="percentage" office:value="0.783633333333" calcext:value-type="percentage">
            <text:p>78.3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8" calcext:value-type="float">
            <text:p>18</text:p>
          </table:table-cell>
          <table:table-cell office:value-type="float" office:value="1549.773" calcext:value-type="float">
            <text:p>1549.773</text:p>
          </table:table-cell>
          <table:table-cell office:value-type="float" office:value="1396.663" calcext:value-type="float">
            <text:p>1396.6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9" calcext:value-type="float">
            <text:p>19</text:p>
          </table:table-cell>
          <table:table-cell office:value-type="float" office:value="1544.253" calcext:value-type="float">
            <text:p>1544.253</text:p>
          </table:table-cell>
          <table:table-cell office:value-type="float" office:value="1359.82" calcext:value-type="float">
            <text:p>1359.82</text:p>
          </table:table-cell>
          <table:table-cell office:value-type="percentage" office:value="0.788883333333" calcext:value-type="percentage">
            <text:p>78.8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0" calcext:value-type="float">
            <text:p>20</text:p>
          </table:table-cell>
          <table:table-cell office:value-type="float" office:value="1534.159" calcext:value-type="float">
            <text:p>1534.159</text:p>
          </table:table-cell>
          <table:table-cell office:value-type="float" office:value="1367.038" calcext:value-type="float">
            <text:p>1367.0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1" calcext:value-type="float">
            <text:p>21</text:p>
          </table:table-cell>
          <table:table-cell office:value-type="float" office:value="1527.533" calcext:value-type="float">
            <text:p>1527.533</text:p>
          </table:table-cell>
          <table:table-cell office:value-type="float" office:value="1353.491" calcext:value-type="float">
            <text:p>1353.491</text:p>
          </table:table-cell>
          <table:table-cell office:value-type="percentage" office:value="0.786683333333" calcext:value-type="percentage">
            <text:p>78.6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2" calcext:value-type="float">
            <text:p>22</text:p>
          </table:table-cell>
          <table:table-cell office:value-type="float" office:value="1519.617" calcext:value-type="float">
            <text:p>1519.617</text:p>
          </table:table-cell>
          <table:table-cell office:value-type="float" office:value="1350.866" calcext:value-type="float">
            <text:p>1350.866</text:p>
          </table:table-cell>
          <table:table-cell office:value-type="percentage" office:value="0.78445" calcext:value-type="percentage">
            <text:p>78.4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3" calcext:value-type="float">
            <text:p>23</text:p>
          </table:table-cell>
          <table:table-cell office:value-type="float" office:value="1513.211" calcext:value-type="float">
            <text:p>1513.211</text:p>
          </table:table-cell>
          <table:table-cell office:value-type="float" office:value="1338.646" calcext:value-type="float">
            <text:p>1338.646</text:p>
          </table:table-cell>
          <table:table-cell office:value-type="percentage" office:value="0.7872" calcext:value-type="percentage">
            <text:p>78.7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4" calcext:value-type="float">
            <text:p>24</text:p>
          </table:table-cell>
          <table:table-cell office:value-type="float" office:value="1506.711" calcext:value-type="float">
            <text:p>1506.711</text:p>
          </table:table-cell>
          <table:table-cell office:value-type="float" office:value="1341.09" calcext:value-type="float">
            <text:p>1341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5" calcext:value-type="float">
            <text:p>25</text:p>
          </table:table-cell>
          <table:table-cell office:value-type="float" office:value="1502.428" calcext:value-type="float">
            <text:p>1502.428</text:p>
          </table:table-cell>
          <table:table-cell office:value-type="float" office:value="1341.763" calcext:value-type="float">
            <text:p>1341.7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6" calcext:value-type="float">
            <text:p>26</text:p>
          </table:table-cell>
          <table:table-cell office:value-type="float" office:value="1497.354" calcext:value-type="float">
            <text:p>1497.354</text:p>
          </table:table-cell>
          <table:table-cell office:value-type="float" office:value="1340.744" calcext:value-type="float">
            <text:p>1340.7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7" calcext:value-type="float">
            <text:p>27</text:p>
          </table:table-cell>
          <table:table-cell office:value-type="float" office:value="1491.535" calcext:value-type="float">
            <text:p>1491.535</text:p>
          </table:table-cell>
          <table:table-cell office:value-type="float" office:value="1339.578" calcext:value-type="float">
            <text:p>1339.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8" calcext:value-type="float">
            <text:p>28</text:p>
          </table:table-cell>
          <table:table-cell office:value-type="float" office:value="1487.125" calcext:value-type="float">
            <text:p>1487.125</text:p>
          </table:table-cell>
          <table:table-cell office:value-type="float" office:value="1332.008" calcext:value-type="float">
            <text:p>1332.008</text:p>
          </table:table-cell>
          <table:table-cell office:value-type="percentage" office:value="0.790416666667" calcext:value-type="percentage">
            <text:p>79.0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9" calcext:value-type="float">
            <text:p>29</text:p>
          </table:table-cell>
          <table:table-cell office:value-type="float" office:value="1480.851" calcext:value-type="float">
            <text:p>1480.851</text:p>
          </table:table-cell>
          <table:table-cell office:value-type="float" office:value="1330.79" calcext:value-type="float">
            <text:p>1330.79</text:p>
          </table:table-cell>
          <table:table-cell office:value-type="percentage" office:value="0.79875" calcext:value-type="percentage">
            <text:p>79.8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0" calcext:value-type="float">
            <text:p>30</text:p>
          </table:table-cell>
          <table:table-cell office:value-type="float" office:value="1475.595" calcext:value-type="float">
            <text:p>1475.595</text:p>
          </table:table-cell>
          <table:table-cell office:value-type="float" office:value="1332.402" calcext:value-type="float">
            <text:p>1332.4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1" calcext:value-type="float">
            <text:p>31</text:p>
          </table:table-cell>
          <table:table-cell office:value-type="float" office:value="1471.05" calcext:value-type="float">
            <text:p>1471.05</text:p>
          </table:table-cell>
          <table:table-cell office:value-type="float" office:value="1330.283" calcext:value-type="float">
            <text:p>1330.283</text:p>
          </table:table-cell>
          <table:table-cell office:value-type="percentage" office:value="0.79555" calcext:value-type="percentage">
            <text:p>79.5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2" calcext:value-type="float">
            <text:p>32</text:p>
          </table:table-cell>
          <table:table-cell office:value-type="float" office:value="1470.802" calcext:value-type="float">
            <text:p>1470.802</text:p>
          </table:table-cell>
          <table:table-cell office:value-type="float" office:value="1322.074" calcext:value-type="float">
            <text:p>1322.074</text:p>
          </table:table-cell>
          <table:table-cell office:value-type="percentage" office:value="0.793883333333" calcext:value-type="percentage">
            <text:p>79.3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3" calcext:value-type="float">
            <text:p>33</text:p>
          </table:table-cell>
          <table:table-cell office:value-type="float" office:value="1462.868" calcext:value-type="float">
            <text:p>1462.868</text:p>
          </table:table-cell>
          <table:table-cell office:value-type="float" office:value="1314.791" calcext:value-type="float">
            <text:p>1314.791</text:p>
          </table:table-cell>
          <table:table-cell office:value-type="percentage" office:value="0.797216666667" calcext:value-type="percentage">
            <text:p>79.7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4" calcext:value-type="float">
            <text:p>34</text:p>
          </table:table-cell>
          <table:table-cell office:value-type="float" office:value="1460.163" calcext:value-type="float">
            <text:p>1460.163</text:p>
          </table:table-cell>
          <table:table-cell office:value-type="float" office:value="1320.369" calcext:value-type="float">
            <text:p>1320.3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5" calcext:value-type="float">
            <text:p>35</text:p>
          </table:table-cell>
          <table:table-cell office:value-type="float" office:value="1455.59" calcext:value-type="float">
            <text:p>1455.59</text:p>
          </table:table-cell>
          <table:table-cell office:value-type="float" office:value="1318.04" calcext:value-type="float">
            <text:p>1318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6" calcext:value-type="float">
            <text:p>36</text:p>
          </table:table-cell>
          <table:table-cell office:value-type="float" office:value="1452.28" calcext:value-type="float">
            <text:p>1452.28</text:p>
          </table:table-cell>
          <table:table-cell office:value-type="float" office:value="1311.351" calcext:value-type="float">
            <text:p>1311.351</text:p>
          </table:table-cell>
          <table:table-cell office:value-type="percentage" office:value="0.795016666667" calcext:value-type="percentage">
            <text:p>79.5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7" calcext:value-type="float">
            <text:p>37</text:p>
          </table:table-cell>
          <table:table-cell office:value-type="float" office:value="1447.753" calcext:value-type="float">
            <text:p>1447.753</text:p>
          </table:table-cell>
          <table:table-cell office:value-type="float" office:value="1314.56" calcext:value-type="float">
            <text:p>1314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8" calcext:value-type="float">
            <text:p>38</text:p>
          </table:table-cell>
          <table:table-cell office:value-type="float" office:value="1444.119" calcext:value-type="float">
            <text:p>1444.119</text:p>
          </table:table-cell>
          <table:table-cell office:value-type="float" office:value="1311.252" calcext:value-type="float">
            <text:p>1311.252</text:p>
          </table:table-cell>
          <table:table-cell office:value-type="percentage" office:value="0.795816666667" calcext:value-type="percentage">
            <text:p>79.5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9" calcext:value-type="float">
            <text:p>39</text:p>
          </table:table-cell>
          <table:table-cell office:value-type="float" office:value="1440.778" calcext:value-type="float">
            <text:p>1440.778</text:p>
          </table:table-cell>
          <table:table-cell office:value-type="float" office:value="1309.435" calcext:value-type="float">
            <text:p>1309.435</text:p>
          </table:table-cell>
          <table:table-cell office:value-type="percentage" office:value="0.795716666667" calcext:value-type="percentage">
            <text:p>79.5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0" calcext:value-type="float">
            <text:p>40</text:p>
          </table:table-cell>
          <table:table-cell office:value-type="float" office:value="1437.929" calcext:value-type="float">
            <text:p>1437.929</text:p>
          </table:table-cell>
          <table:table-cell office:value-type="float" office:value="1309.556" calcext:value-type="float">
            <text:p>1309.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1" calcext:value-type="float">
            <text:p>41</text:p>
          </table:table-cell>
          <table:table-cell office:value-type="float" office:value="1436.452" calcext:value-type="float">
            <text:p>1436.452</text:p>
          </table:table-cell>
          <table:table-cell office:value-type="float" office:value="1312.667" calcext:value-type="float">
            <text:p>1312.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2" calcext:value-type="float">
            <text:p>42</text:p>
          </table:table-cell>
          <table:table-cell office:value-type="float" office:value="1432.883" calcext:value-type="float">
            <text:p>1432.883</text:p>
          </table:table-cell>
          <table:table-cell office:value-type="float" office:value="1302.682" calcext:value-type="float">
            <text:p>1302.682</text:p>
          </table:table-cell>
          <table:table-cell office:value-type="percentage" office:value="0.797216666667" calcext:value-type="percentage">
            <text:p>79.7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3" calcext:value-type="float">
            <text:p>43</text:p>
          </table:table-cell>
          <table:table-cell office:value-type="float" office:value="1427.809" calcext:value-type="float">
            <text:p>1427.809</text:p>
          </table:table-cell>
          <table:table-cell office:value-type="float" office:value="1307.55" calcext:value-type="float">
            <text:p>1307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4" calcext:value-type="float">
            <text:p>44</text:p>
          </table:table-cell>
          <table:table-cell office:value-type="float" office:value="1426.315" calcext:value-type="float">
            <text:p>1426.315</text:p>
          </table:table-cell>
          <table:table-cell office:value-type="float" office:value="1305.022" calcext:value-type="float">
            <text:p>1305.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5" calcext:value-type="float">
            <text:p>45</text:p>
          </table:table-cell>
          <table:table-cell office:value-type="float" office:value="1423.128" calcext:value-type="float">
            <text:p>1423.128</text:p>
          </table:table-cell>
          <table:table-cell office:value-type="float" office:value="1301.971" calcext:value-type="float">
            <text:p>1301.971</text:p>
          </table:table-cell>
          <table:table-cell office:value-type="percentage" office:value="0.802933333333" calcext:value-type="percentage">
            <text:p>80.2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6" calcext:value-type="float">
            <text:p>46</text:p>
          </table:table-cell>
          <table:table-cell office:value-type="float" office:value="1420.569" calcext:value-type="float">
            <text:p>1420.569</text:p>
          </table:table-cell>
          <table:table-cell office:value-type="float" office:value="1302.791" calcext:value-type="float">
            <text:p>1302.7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7" calcext:value-type="float">
            <text:p>47</text:p>
          </table:table-cell>
          <table:table-cell office:value-type="float" office:value="1418.39" calcext:value-type="float">
            <text:p>1418.39</text:p>
          </table:table-cell>
          <table:table-cell office:value-type="float" office:value="1298.454" calcext:value-type="float">
            <text:p>1298.454</text:p>
          </table:table-cell>
          <table:table-cell office:value-type="percentage" office:value="0.794866666667" calcext:value-type="percentage">
            <text:p>79.4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8" calcext:value-type="float">
            <text:p>48</text:p>
          </table:table-cell>
          <table:table-cell office:value-type="float" office:value="1413.647" calcext:value-type="float">
            <text:p>1413.647</text:p>
          </table:table-cell>
          <table:table-cell office:value-type="float" office:value="1294.347" calcext:value-type="float">
            <text:p>1294.347</text:p>
          </table:table-cell>
          <table:table-cell office:value-type="percentage" office:value="0.802366666667" calcext:value-type="percentage">
            <text:p>80.2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9" calcext:value-type="float">
            <text:p>49</text:p>
          </table:table-cell>
          <table:table-cell office:value-type="float" office:value="1412.03" calcext:value-type="float">
            <text:p>1412.03</text:p>
          </table:table-cell>
          <table:table-cell office:value-type="float" office:value="1302.446" calcext:value-type="float">
            <text:p>1302.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0" calcext:value-type="float">
            <text:p>50</text:p>
          </table:table-cell>
          <table:table-cell office:value-type="float" office:value="1409.114" calcext:value-type="float">
            <text:p>1409.114</text:p>
          </table:table-cell>
          <table:table-cell office:value-type="float" office:value="1294.544" calcext:value-type="float">
            <text:p>1294.5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1" calcext:value-type="float">
            <text:p>51</text:p>
          </table:table-cell>
          <table:table-cell office:value-type="float" office:value="1405.555" calcext:value-type="float">
            <text:p>1405.555</text:p>
          </table:table-cell>
          <table:table-cell office:value-type="float" office:value="1297.686" calcext:value-type="float">
            <text:p>1297.6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2" calcext:value-type="float">
            <text:p>52</text:p>
          </table:table-cell>
          <table:table-cell office:value-type="float" office:value="1406.719" calcext:value-type="float">
            <text:p>1406.719</text:p>
          </table:table-cell>
          <table:table-cell office:value-type="float" office:value="1302.157" calcext:value-type="float">
            <text:p>1302.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3" calcext:value-type="float">
            <text:p>53</text:p>
          </table:table-cell>
          <table:table-cell office:value-type="float" office:value="1403.94" calcext:value-type="float">
            <text:p>1403.94</text:p>
          </table:table-cell>
          <table:table-cell office:value-type="float" office:value="1290.958" calcext:value-type="float">
            <text:p>1290.958</text:p>
          </table:table-cell>
          <table:table-cell office:value-type="percentage" office:value="0.805416666667" calcext:value-type="percentage">
            <text:p>80.5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4" calcext:value-type="float">
            <text:p>54</text:p>
          </table:table-cell>
          <table:table-cell office:value-type="float" office:value="1400.61" calcext:value-type="float">
            <text:p>1400.61</text:p>
          </table:table-cell>
          <table:table-cell office:value-type="float" office:value="1287.221" calcext:value-type="float">
            <text:p>1287.221</text:p>
          </table:table-cell>
          <table:table-cell office:value-type="percentage" office:value="0.804316666667" calcext:value-type="percentage">
            <text:p>80.4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5" calcext:value-type="float">
            <text:p>55</text:p>
          </table:table-cell>
          <table:table-cell office:value-type="float" office:value="1398.537" calcext:value-type="float">
            <text:p>1398.537</text:p>
          </table:table-cell>
          <table:table-cell office:value-type="float" office:value="1299.44" calcext:value-type="float">
            <text:p>1299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6" calcext:value-type="float">
            <text:p>56</text:p>
          </table:table-cell>
          <table:table-cell office:value-type="float" office:value="1396.916" calcext:value-type="float">
            <text:p>1396.916</text:p>
          </table:table-cell>
          <table:table-cell office:value-type="float" office:value="1293.05" calcext:value-type="float">
            <text:p>1293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7" calcext:value-type="float">
            <text:p>57</text:p>
          </table:table-cell>
          <table:table-cell office:value-type="float" office:value="1393.173" calcext:value-type="float">
            <text:p>1393.173</text:p>
          </table:table-cell>
          <table:table-cell office:value-type="float" office:value="1290.556" calcext:value-type="float">
            <text:p>1290.556</text:p>
          </table:table-cell>
          <table:table-cell office:value-type="percentage" office:value="0.804583333333" calcext:value-type="percentage">
            <text:p>80.4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8" calcext:value-type="float">
            <text:p>58</text:p>
          </table:table-cell>
          <table:table-cell office:value-type="float" office:value="1390.776" calcext:value-type="float">
            <text:p>1390.776</text:p>
          </table:table-cell>
          <table:table-cell office:value-type="float" office:value="1295.485" calcext:value-type="float">
            <text:p>1295.4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9" calcext:value-type="float">
            <text:p>59</text:p>
          </table:table-cell>
          <table:table-cell office:value-type="float" office:value="1389.525" calcext:value-type="float">
            <text:p>1389.525</text:p>
          </table:table-cell>
          <table:table-cell office:value-type="float" office:value="1290.886" calcext:value-type="float">
            <text:p>1290.8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0" calcext:value-type="float">
            <text:p>60</text:p>
          </table:table-cell>
          <table:table-cell office:value-type="float" office:value="1387.495" calcext:value-type="float">
            <text:p>1387.495</text:p>
          </table:table-cell>
          <table:table-cell office:value-type="float" office:value="1290.729" calcext:value-type="float">
            <text:p>1290.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1" calcext:value-type="float">
            <text:p>61</text:p>
          </table:table-cell>
          <table:table-cell office:value-type="float" office:value="1386.998" calcext:value-type="float">
            <text:p>1386.998</text:p>
          </table:table-cell>
          <table:table-cell office:value-type="float" office:value="1286.594" calcext:value-type="float">
            <text:p>1286.594</text:p>
          </table:table-cell>
          <table:table-cell office:value-type="percentage" office:value="0.805016666667" calcext:value-type="percentage">
            <text:p>80.5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2" calcext:value-type="float">
            <text:p>62</text:p>
          </table:table-cell>
          <table:table-cell office:value-type="float" office:value="1384.142" calcext:value-type="float">
            <text:p>1384.142</text:p>
          </table:table-cell>
          <table:table-cell office:value-type="float" office:value="1287.835" calcext:value-type="float">
            <text:p>1287.8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3" calcext:value-type="float">
            <text:p>63</text:p>
          </table:table-cell>
          <table:table-cell office:value-type="float" office:value="1380.594" calcext:value-type="float">
            <text:p>1380.594</text:p>
          </table:table-cell>
          <table:table-cell office:value-type="float" office:value="1294.225" calcext:value-type="float">
            <text:p>1294.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4" calcext:value-type="float">
            <text:p>64</text:p>
          </table:table-cell>
          <table:table-cell office:value-type="float" office:value="1379.837" calcext:value-type="float">
            <text:p>1379.837</text:p>
          </table:table-cell>
          <table:table-cell office:value-type="float" office:value="1285.928" calcext:value-type="float">
            <text:p>1285.928</text:p>
          </table:table-cell>
          <table:table-cell office:value-type="percentage" office:value="0.805283333333" calcext:value-type="percentage">
            <text:p>80.5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5" calcext:value-type="float">
            <text:p>65</text:p>
          </table:table-cell>
          <table:table-cell office:value-type="float" office:value="1377.573" calcext:value-type="float">
            <text:p>1377.573</text:p>
          </table:table-cell>
          <table:table-cell office:value-type="float" office:value="1290.857" calcext:value-type="float">
            <text:p>1290.8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6" calcext:value-type="float">
            <text:p>66</text:p>
          </table:table-cell>
          <table:table-cell office:value-type="float" office:value="1376.07" calcext:value-type="float">
            <text:p>1376.07</text:p>
          </table:table-cell>
          <table:table-cell office:value-type="float" office:value="1292.012" calcext:value-type="float">
            <text:p>1292.0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7" calcext:value-type="float">
            <text:p>67</text:p>
          </table:table-cell>
          <table:table-cell office:value-type="float" office:value="1374.104" calcext:value-type="float">
            <text:p>1374.104</text:p>
          </table:table-cell>
          <table:table-cell office:value-type="float" office:value="1289.588" calcext:value-type="float">
            <text:p>1289.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8" calcext:value-type="float">
            <text:p>68</text:p>
          </table:table-cell>
          <table:table-cell office:value-type="float" office:value="1372.345" calcext:value-type="float">
            <text:p>1372.345</text:p>
          </table:table-cell>
          <table:table-cell office:value-type="float" office:value="1284.382" calcext:value-type="float">
            <text:p>1284.382</text:p>
          </table:table-cell>
          <table:table-cell office:value-type="percentage" office:value="0.80595" calcext:value-type="percentage">
            <text:p>80.6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9" calcext:value-type="float">
            <text:p>69</text:p>
          </table:table-cell>
          <table:table-cell office:value-type="float" office:value="1371.961" calcext:value-type="float">
            <text:p>1371.961</text:p>
          </table:table-cell>
          <table:table-cell office:value-type="float" office:value="1288.336" calcext:value-type="float">
            <text:p>1288.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0" calcext:value-type="float">
            <text:p>70</text:p>
          </table:table-cell>
          <table:table-cell office:value-type="float" office:value="1370.101" calcext:value-type="float">
            <text:p>1370.101</text:p>
          </table:table-cell>
          <table:table-cell office:value-type="float" office:value="1279.423" calcext:value-type="float">
            <text:p>1279.423</text:p>
          </table:table-cell>
          <table:table-cell office:value-type="percentage" office:value="0.806816666667" calcext:value-type="percentage">
            <text:p>80.6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1" calcext:value-type="float">
            <text:p>71</text:p>
          </table:table-cell>
          <table:table-cell office:value-type="float" office:value="1367.091" calcext:value-type="float">
            <text:p>1367.091</text:p>
          </table:table-cell>
          <table:table-cell office:value-type="float" office:value="1281.451" calcext:value-type="float">
            <text:p>1281.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2" calcext:value-type="float">
            <text:p>72</text:p>
          </table:table-cell>
          <table:table-cell office:value-type="float" office:value="1365.141" calcext:value-type="float">
            <text:p>1365.141</text:p>
          </table:table-cell>
          <table:table-cell office:value-type="float" office:value="1285.311" calcext:value-type="float">
            <text:p>1285.3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3" calcext:value-type="float">
            <text:p>73</text:p>
          </table:table-cell>
          <table:table-cell office:value-type="float" office:value="1363.78" calcext:value-type="float">
            <text:p>1363.78</text:p>
          </table:table-cell>
          <table:table-cell office:value-type="float" office:value="1282.05" calcext:value-type="float">
            <text:p>1282.05</text:p>
          </table:table-cell>
          <table:table-cell office:value-type="percentage" office:value="0.801966666667" calcext:value-type="percentage">
            <text:p>80.2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4" calcext:value-type="float">
            <text:p>74</text:p>
          </table:table-cell>
          <table:table-cell office:value-type="float" office:value="1362.827" calcext:value-type="float">
            <text:p>1362.827</text:p>
          </table:table-cell>
          <table:table-cell office:value-type="float" office:value="1284.039" calcext:value-type="float">
            <text:p>1284.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5" calcext:value-type="float">
            <text:p>75</text:p>
          </table:table-cell>
          <table:table-cell office:value-type="float" office:value="1363.077" calcext:value-type="float">
            <text:p>1363.077</text:p>
          </table:table-cell>
          <table:table-cell office:value-type="float" office:value="1297.496" calcext:value-type="float">
            <text:p>1297.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6" calcext:value-type="float">
            <text:p>76</text:p>
          </table:table-cell>
          <table:table-cell office:value-type="float" office:value="1361.848" calcext:value-type="float">
            <text:p>1361.848</text:p>
          </table:table-cell>
          <table:table-cell office:value-type="float" office:value="1278.555" calcext:value-type="float">
            <text:p>1278.555</text:p>
          </table:table-cell>
          <table:table-cell office:value-type="percentage" office:value="0.807083333333" calcext:value-type="percentage">
            <text:p>80.7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7" calcext:value-type="float">
            <text:p>77</text:p>
          </table:table-cell>
          <table:table-cell office:value-type="float" office:value="1358.241" calcext:value-type="float">
            <text:p>1358.241</text:p>
          </table:table-cell>
          <table:table-cell office:value-type="float" office:value="1284.961" calcext:value-type="float">
            <text:p>1284.9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8" calcext:value-type="float">
            <text:p>78</text:p>
          </table:table-cell>
          <table:table-cell office:value-type="float" office:value="1355.935" calcext:value-type="float">
            <text:p>1355.935</text:p>
          </table:table-cell>
          <table:table-cell office:value-type="float" office:value="1287.762" calcext:value-type="float">
            <text:p>1287.7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9" calcext:value-type="float">
            <text:p>79</text:p>
          </table:table-cell>
          <table:table-cell office:value-type="float" office:value="1355.73" calcext:value-type="float">
            <text:p>1355.73</text:p>
          </table:table-cell>
          <table:table-cell office:value-type="float" office:value="1283.486" calcext:value-type="float">
            <text:p>1283.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0" calcext:value-type="float">
            <text:p>80</text:p>
          </table:table-cell>
          <table:table-cell office:value-type="float" office:value="1353.866" calcext:value-type="float">
            <text:p>1353.866</text:p>
          </table:table-cell>
          <table:table-cell office:value-type="float" office:value="1282.065" calcext:value-type="float">
            <text:p>1282.065</text:p>
          </table:table-cell>
          <table:table-cell office:value-type="percentage" office:value="0.803616666667" calcext:value-type="percentage">
            <text:p>80.3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1" calcext:value-type="float">
            <text:p>81</text:p>
          </table:table-cell>
          <table:table-cell office:value-type="float" office:value="1351.511" calcext:value-type="float">
            <text:p>1351.511</text:p>
          </table:table-cell>
          <table:table-cell office:value-type="float" office:value="1280.071" calcext:value-type="float">
            <text:p>1280.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2" calcext:value-type="float">
            <text:p>82</text:p>
          </table:table-cell>
          <table:table-cell office:value-type="float" office:value="1349.73" calcext:value-type="float">
            <text:p>1349.73</text:p>
          </table:table-cell>
          <table:table-cell office:value-type="float" office:value="1284.799" calcext:value-type="float">
            <text:p>1284.7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3" calcext:value-type="float">
            <text:p>83</text:p>
          </table:table-cell>
          <table:table-cell office:value-type="float" office:value="1349.442" calcext:value-type="float">
            <text:p>1349.442</text:p>
          </table:table-cell>
          <table:table-cell office:value-type="float" office:value="1285.848" calcext:value-type="float">
            <text:p>1285.848</text:p>
          </table:table-cell>
          <table:table-cell office:value-type="percentage" office:value="0.799183333333" calcext:value-type="percentage">
            <text:p>79.9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4" calcext:value-type="float">
            <text:p>84</text:p>
          </table:table-cell>
          <table:table-cell office:value-type="float" office:value="1348.745" calcext:value-type="float">
            <text:p>1348.745</text:p>
          </table:table-cell>
          <table:table-cell office:value-type="float" office:value="1280.064" calcext:value-type="float">
            <text:p>1280.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5" calcext:value-type="float">
            <text:p>85</text:p>
          </table:table-cell>
          <table:table-cell office:value-type="float" office:value="1347.242" calcext:value-type="float">
            <text:p>1347.242</text:p>
          </table:table-cell>
          <table:table-cell office:value-type="float" office:value="1279.321" calcext:value-type="float">
            <text:p>1279.3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6" calcext:value-type="float">
            <text:p>86</text:p>
          </table:table-cell>
          <table:table-cell office:value-type="float" office:value="1344.725" calcext:value-type="float">
            <text:p>1344.725</text:p>
          </table:table-cell>
          <table:table-cell office:value-type="float" office:value="1278.428" calcext:value-type="float">
            <text:p>1278.428</text:p>
          </table:table-cell>
          <table:table-cell office:value-type="percentage" office:value="0.80195" calcext:value-type="percentage">
            <text:p>80.2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7" calcext:value-type="float">
            <text:p>87</text:p>
          </table:table-cell>
          <table:table-cell office:value-type="float" office:value="1344.852" calcext:value-type="float">
            <text:p>1344.852</text:p>
          </table:table-cell>
          <table:table-cell office:value-type="float" office:value="1283.076" calcext:value-type="float">
            <text:p>1283.0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8" calcext:value-type="float">
            <text:p>88</text:p>
          </table:table-cell>
          <table:table-cell office:value-type="float" office:value="1342.25" calcext:value-type="float">
            <text:p>1342.25</text:p>
          </table:table-cell>
          <table:table-cell office:value-type="float" office:value="1275.38" calcext:value-type="float">
            <text:p>1275.38</text:p>
          </table:table-cell>
          <table:table-cell office:value-type="percentage" office:value="0.8039" calcext:value-type="percentage">
            <text:p>80.3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9" calcext:value-type="float">
            <text:p>89</text:p>
          </table:table-cell>
          <table:table-cell office:value-type="float" office:value="1341.4" calcext:value-type="float">
            <text:p>1341.4</text:p>
          </table:table-cell>
          <table:table-cell office:value-type="float" office:value="1276.563" calcext:value-type="float">
            <text:p>1276.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0" calcext:value-type="float">
            <text:p>90</text:p>
          </table:table-cell>
          <table:table-cell office:value-type="float" office:value="1343.174" calcext:value-type="float">
            <text:p>1343.174</text:p>
          </table:table-cell>
          <table:table-cell office:value-type="float" office:value="1283.1" calcext:value-type="float">
            <text:p>1283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1" calcext:value-type="float">
            <text:p>91</text:p>
          </table:table-cell>
          <table:table-cell office:value-type="float" office:value="1340.069" calcext:value-type="float">
            <text:p>1340.069</text:p>
          </table:table-cell>
          <table:table-cell office:value-type="float" office:value="1278.372" calcext:value-type="float">
            <text:p>1278.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2" calcext:value-type="float">
            <text:p>92</text:p>
          </table:table-cell>
          <table:table-cell office:value-type="float" office:value="1338.938" calcext:value-type="float">
            <text:p>1338.938</text:p>
          </table:table-cell>
          <table:table-cell office:value-type="float" office:value="1271.047" calcext:value-type="float">
            <text:p>1271.047</text:p>
          </table:table-cell>
          <table:table-cell office:value-type="percentage" office:value="0.804716666667" calcext:value-type="percentage">
            <text:p>80.4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3" calcext:value-type="float">
            <text:p>93</text:p>
          </table:table-cell>
          <table:table-cell office:value-type="float" office:value="1337.342" calcext:value-type="float">
            <text:p>1337.342</text:p>
          </table:table-cell>
          <table:table-cell office:value-type="float" office:value="1277.034" calcext:value-type="float">
            <text:p>1277.0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4" calcext:value-type="float">
            <text:p>94</text:p>
          </table:table-cell>
          <table:table-cell office:value-type="float" office:value="1336.479" calcext:value-type="float">
            <text:p>1336.479</text:p>
          </table:table-cell>
          <table:table-cell office:value-type="float" office:value="1281.61" calcext:value-type="float">
            <text:p>1281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5" calcext:value-type="float">
            <text:p>95</text:p>
          </table:table-cell>
          <table:table-cell office:value-type="float" office:value="1334.506" calcext:value-type="float">
            <text:p>1334.506</text:p>
          </table:table-cell>
          <table:table-cell office:value-type="float" office:value="1277.204" calcext:value-type="float">
            <text:p>1277.2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6" calcext:value-type="float">
            <text:p>96</text:p>
          </table:table-cell>
          <table:table-cell office:value-type="float" office:value="1334.167" calcext:value-type="float">
            <text:p>1334.167</text:p>
          </table:table-cell>
          <table:table-cell office:value-type="float" office:value="1286.916" calcext:value-type="float">
            <text:p>1286.916</text:p>
          </table:table-cell>
          <table:table-cell office:value-type="percentage" office:value="0.798033333333" calcext:value-type="percentage">
            <text:p>79.8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7" calcext:value-type="float">
            <text:p>97</text:p>
          </table:table-cell>
          <table:table-cell office:value-type="float" office:value="1333.95" calcext:value-type="float">
            <text:p>1333.95</text:p>
          </table:table-cell>
          <table:table-cell office:value-type="float" office:value="1277.23" calcext:value-type="float">
            <text:p>1277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8" calcext:value-type="float">
            <text:p>98</text:p>
          </table:table-cell>
          <table:table-cell office:value-type="float" office:value="1332.094" calcext:value-type="float">
            <text:p>1332.094</text:p>
          </table:table-cell>
          <table:table-cell office:value-type="float" office:value="1274.689" calcext:value-type="float">
            <text:p>1274.6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9" calcext:value-type="float">
            <text:p>99</text:p>
          </table:table-cell>
          <table:table-cell office:value-type="float" office:value="1330.199" calcext:value-type="float">
            <text:p>1330.199</text:p>
          </table:table-cell>
          <table:table-cell office:value-type="float" office:value="1274.958" calcext:value-type="float">
            <text:p>1274.958</text:p>
          </table:table-cell>
          <table:table-cell office:value-type="percentage" office:value="0.805966666667" calcext:value-type="percentage">
            <text:p>80.6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0" calcext:value-type="float">
            <text:p>100</text:p>
          </table:table-cell>
          <table:table-cell office:value-type="float" office:value="1328.925" calcext:value-type="float">
            <text:p>1328.925</text:p>
          </table:table-cell>
          <table:table-cell office:value-type="float" office:value="1275.213" calcext:value-type="float">
            <text:p>1275.2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1" calcext:value-type="float">
            <text:p>101</text:p>
          </table:table-cell>
          <table:table-cell office:value-type="float" office:value="1328.749" calcext:value-type="float">
            <text:p>1328.749</text:p>
          </table:table-cell>
          <table:table-cell office:value-type="float" office:value="1278.339" calcext:value-type="float">
            <text:p>1278.3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2" calcext:value-type="float">
            <text:p>102</text:p>
          </table:table-cell>
          <table:table-cell office:value-type="float" office:value="1325.801" calcext:value-type="float">
            <text:p>1325.801</text:p>
          </table:table-cell>
          <table:table-cell office:value-type="float" office:value="1278.71" calcext:value-type="float">
            <text:p>1278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3" calcext:value-type="float">
            <text:p>103</text:p>
          </table:table-cell>
          <table:table-cell office:value-type="float" office:value="1326.356" calcext:value-type="float">
            <text:p>1326.356</text:p>
          </table:table-cell>
          <table:table-cell office:value-type="float" office:value="1275.138" calcext:value-type="float">
            <text:p>1275.138</text:p>
          </table:table-cell>
          <table:table-cell office:value-type="percentage" office:value="0.803883333333" calcext:value-type="percentage">
            <text:p>80.3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4" calcext:value-type="float">
            <text:p>104</text:p>
          </table:table-cell>
          <table:table-cell office:value-type="float" office:value="1325.657" calcext:value-type="float">
            <text:p>1325.657</text:p>
          </table:table-cell>
          <table:table-cell office:value-type="float" office:value="1275.041" calcext:value-type="float">
            <text:p>1275.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5" calcext:value-type="float">
            <text:p>105</text:p>
          </table:table-cell>
          <table:table-cell office:value-type="float" office:value="1324.263" calcext:value-type="float">
            <text:p>1324.263</text:p>
          </table:table-cell>
          <table:table-cell office:value-type="float" office:value="1276.954" calcext:value-type="float">
            <text:p>1276.9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6" calcext:value-type="float">
            <text:p>106</text:p>
          </table:table-cell>
          <table:table-cell office:value-type="float" office:value="1321.558" calcext:value-type="float">
            <text:p>1321.558</text:p>
          </table:table-cell>
          <table:table-cell office:value-type="float" office:value="1275.902" calcext:value-type="float">
            <text:p>1275.9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7" calcext:value-type="float">
            <text:p>107</text:p>
          </table:table-cell>
          <table:table-cell office:value-type="float" office:value="1322.831" calcext:value-type="float">
            <text:p>1322.831</text:p>
          </table:table-cell>
          <table:table-cell office:value-type="float" office:value="1274.2" calcext:value-type="float">
            <text:p>1274.2</text:p>
          </table:table-cell>
          <table:table-cell office:value-type="percentage" office:value="0.810416666667" calcext:value-type="percentage">
            <text:p>81.0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8" calcext:value-type="float">
            <text:p>108</text:p>
          </table:table-cell>
          <table:table-cell office:value-type="float" office:value="1322.419" calcext:value-type="float">
            <text:p>1322.419</text:p>
          </table:table-cell>
          <table:table-cell office:value-type="float" office:value="1275.999" calcext:value-type="float">
            <text:p>1275.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9" calcext:value-type="float">
            <text:p>109</text:p>
          </table:table-cell>
          <table:table-cell office:value-type="float" office:value="1320.097" calcext:value-type="float">
            <text:p>1320.097</text:p>
          </table:table-cell>
          <table:table-cell office:value-type="float" office:value="1282.735" calcext:value-type="float">
            <text:p>1282.7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0" calcext:value-type="float">
            <text:p>110</text:p>
          </table:table-cell>
          <table:table-cell office:value-type="float" office:value="1320.598" calcext:value-type="float">
            <text:p>1320.598</text:p>
          </table:table-cell>
          <table:table-cell office:value-type="float" office:value="1276.354" calcext:value-type="float">
            <text:p>1276.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1" calcext:value-type="float">
            <text:p>111</text:p>
          </table:table-cell>
          <table:table-cell office:value-type="float" office:value="1317.851" calcext:value-type="float">
            <text:p>1317.851</text:p>
          </table:table-cell>
          <table:table-cell office:value-type="float" office:value="1272.821" calcext:value-type="float">
            <text:p>1272.821</text:p>
          </table:table-cell>
          <table:table-cell office:value-type="percentage" office:value="0.803483333333" calcext:value-type="percentage">
            <text:p>80.3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2" calcext:value-type="float">
            <text:p>112</text:p>
          </table:table-cell>
          <table:table-cell office:value-type="float" office:value="1317.781" calcext:value-type="float">
            <text:p>1317.781</text:p>
          </table:table-cell>
          <table:table-cell office:value-type="float" office:value="1272.531" calcext:value-type="float">
            <text:p>1272.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3" calcext:value-type="float">
            <text:p>113</text:p>
          </table:table-cell>
          <table:table-cell office:value-type="float" office:value="1317.454" calcext:value-type="float">
            <text:p>1317.454</text:p>
          </table:table-cell>
          <table:table-cell office:value-type="float" office:value="1274.344" calcext:value-type="float">
            <text:p>1274.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4" calcext:value-type="float">
            <text:p>114</text:p>
          </table:table-cell>
          <table:table-cell office:value-type="float" office:value="1317.885" calcext:value-type="float">
            <text:p>1317.885</text:p>
          </table:table-cell>
          <table:table-cell office:value-type="float" office:value="1273.954" calcext:value-type="float">
            <text:p>1273.9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5" calcext:value-type="float">
            <text:p>115</text:p>
          </table:table-cell>
          <table:table-cell office:value-type="float" office:value="1315.451" calcext:value-type="float">
            <text:p>1315.451</text:p>
          </table:table-cell>
          <table:table-cell office:value-type="float" office:value="1274.546" calcext:value-type="float">
            <text:p>1274.546</text:p>
          </table:table-cell>
          <table:table-cell office:value-type="percentage" office:value="0.806816666667" calcext:value-type="percentage">
            <text:p>80.6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6" calcext:value-type="float">
            <text:p>116</text:p>
          </table:table-cell>
          <table:table-cell office:value-type="float" office:value="1313.855" calcext:value-type="float">
            <text:p>1313.855</text:p>
          </table:table-cell>
          <table:table-cell office:value-type="float" office:value="1274.113" calcext:value-type="float">
            <text:p>1274.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7" calcext:value-type="float">
            <text:p>117</text:p>
          </table:table-cell>
          <table:table-cell office:value-type="float" office:value="1312.79" calcext:value-type="float">
            <text:p>1312.79</text:p>
          </table:table-cell>
          <table:table-cell office:value-type="float" office:value="1271.745" calcext:value-type="float">
            <text:p>1271.7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8" calcext:value-type="float">
            <text:p>118</text:p>
          </table:table-cell>
          <table:table-cell office:value-type="float" office:value="1311.923" calcext:value-type="float">
            <text:p>1311.923</text:p>
          </table:table-cell>
          <table:table-cell office:value-type="float" office:value="1280.698" calcext:value-type="float">
            <text:p>1280.6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9" calcext:value-type="float">
            <text:p>119</text:p>
          </table:table-cell>
          <table:table-cell office:value-type="float" office:value="1314.005" calcext:value-type="float">
            <text:p>1314.005</text:p>
          </table:table-cell>
          <table:table-cell office:value-type="float" office:value="1268.322" calcext:value-type="float">
            <text:p>1268.322</text:p>
          </table:table-cell>
          <table:table-cell office:value-type="percentage" office:value="0.80735" calcext:value-type="percentage">
            <text:p>80.7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0" calcext:value-type="float">
            <text:p>120</text:p>
          </table:table-cell>
          <table:table-cell office:value-type="float" office:value="1308.988" calcext:value-type="float">
            <text:p>1308.988</text:p>
          </table:table-cell>
          <table:table-cell office:value-type="float" office:value="1276.996" calcext:value-type="float">
            <text:p>1276.9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1" calcext:value-type="float">
            <text:p>121</text:p>
          </table:table-cell>
          <table:table-cell office:value-type="float" office:value="1308.643" calcext:value-type="float">
            <text:p>1308.643</text:p>
          </table:table-cell>
          <table:table-cell office:value-type="float" office:value="1273.008" calcext:value-type="float">
            <text:p>1273.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2" calcext:value-type="float">
            <text:p>122</text:p>
          </table:table-cell>
          <table:table-cell office:value-type="float" office:value="1307.896" calcext:value-type="float">
            <text:p>1307.896</text:p>
          </table:table-cell>
          <table:table-cell office:value-type="float" office:value="1275.138" calcext:value-type="float">
            <text:p>1275.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3" calcext:value-type="float">
            <text:p>123</text:p>
          </table:table-cell>
          <table:table-cell office:value-type="float" office:value="1309.833" calcext:value-type="float">
            <text:p>1309.833</text:p>
          </table:table-cell>
          <table:table-cell office:value-type="float" office:value="1269.06" calcext:value-type="float">
            <text:p>1269.06</text:p>
          </table:table-cell>
          <table:table-cell office:value-type="percentage" office:value="0.812366666667" calcext:value-type="percentage">
            <text:p>81.2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4" calcext:value-type="float">
            <text:p>124</text:p>
          </table:table-cell>
          <table:table-cell office:value-type="float" office:value="1306.095" calcext:value-type="float">
            <text:p>1306.095</text:p>
          </table:table-cell>
          <table:table-cell office:value-type="float" office:value="1275.894" calcext:value-type="float">
            <text:p>1275.8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5" calcext:value-type="float">
            <text:p>125</text:p>
          </table:table-cell>
          <table:table-cell office:value-type="float" office:value="1306.575" calcext:value-type="float">
            <text:p>1306.575</text:p>
          </table:table-cell>
          <table:table-cell office:value-type="float" office:value="1270.934" calcext:value-type="float">
            <text:p>1270.9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6" calcext:value-type="float">
            <text:p>126</text:p>
          </table:table-cell>
          <table:table-cell office:value-type="float" office:value="1306.147" calcext:value-type="float">
            <text:p>1306.147</text:p>
          </table:table-cell>
          <table:table-cell office:value-type="float" office:value="1272.7" calcext:value-type="float">
            <text:p>1272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7" calcext:value-type="float">
            <text:p>127</text:p>
          </table:table-cell>
          <table:table-cell office:value-type="float" office:value="1304.921" calcext:value-type="float">
            <text:p>1304.921</text:p>
          </table:table-cell>
          <table:table-cell office:value-type="float" office:value="1276.128" calcext:value-type="float">
            <text:p>1276.128</text:p>
          </table:table-cell>
          <table:table-cell office:value-type="percentage" office:value="0.812233333333" calcext:value-type="percentage">
            <text:p>81.2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8" calcext:value-type="float">
            <text:p>128</text:p>
          </table:table-cell>
          <table:table-cell office:value-type="float" office:value="1302.257" calcext:value-type="float">
            <text:p>1302.257</text:p>
          </table:table-cell>
          <table:table-cell office:value-type="float" office:value="1274.475" calcext:value-type="float">
            <text:p>1274.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9" calcext:value-type="float">
            <text:p>129</text:p>
          </table:table-cell>
          <table:table-cell office:value-type="float" office:value="1305.082" calcext:value-type="float">
            <text:p>1305.082</text:p>
          </table:table-cell>
          <table:table-cell office:value-type="float" office:value="1271.852" calcext:value-type="float">
            <text:p>1271.8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0" calcext:value-type="float">
            <text:p>130</text:p>
          </table:table-cell>
          <table:table-cell office:value-type="float" office:value="1300.646" calcext:value-type="float">
            <text:p>1300.646</text:p>
          </table:table-cell>
          <table:table-cell office:value-type="float" office:value="1273.37" calcext:value-type="float">
            <text:p>1273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1" calcext:value-type="float">
            <text:p>131</text:p>
          </table:table-cell>
          <table:table-cell office:value-type="float" office:value="1303.351" calcext:value-type="float">
            <text:p>1303.351</text:p>
          </table:table-cell>
          <table:table-cell office:value-type="float" office:value="1273.457" calcext:value-type="float">
            <text:p>1273.457</text:p>
          </table:table-cell>
          <table:table-cell office:value-type="percentage" office:value="0.81195" calcext:value-type="percentage">
            <text:p>81.2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2" calcext:value-type="float">
            <text:p>132</text:p>
          </table:table-cell>
          <table:table-cell office:value-type="float" office:value="1299.806" calcext:value-type="float">
            <text:p>1299.806</text:p>
          </table:table-cell>
          <table:table-cell office:value-type="float" office:value="1277.086" calcext:value-type="float">
            <text:p>1277.0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3" calcext:value-type="float">
            <text:p>133</text:p>
          </table:table-cell>
          <table:table-cell office:value-type="float" office:value="1299.982" calcext:value-type="float">
            <text:p>1299.982</text:p>
          </table:table-cell>
          <table:table-cell office:value-type="float" office:value="1273.628" calcext:value-type="float">
            <text:p>1273.6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4" calcext:value-type="float">
            <text:p>134</text:p>
          </table:table-cell>
          <table:table-cell office:value-type="float" office:value="1300.223" calcext:value-type="float">
            <text:p>1300.223</text:p>
          </table:table-cell>
          <table:table-cell office:value-type="float" office:value="1270.579" calcext:value-type="float">
            <text:p>1270.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5" calcext:value-type="float">
            <text:p>135</text:p>
          </table:table-cell>
          <table:table-cell office:value-type="float" office:value="1299.315" calcext:value-type="float">
            <text:p>1299.315</text:p>
          </table:table-cell>
          <table:table-cell office:value-type="float" office:value="1277.981" calcext:value-type="float">
            <text:p>1277.981</text:p>
          </table:table-cell>
          <table:table-cell office:value-type="percentage" office:value="0.809466666667" calcext:value-type="percentage">
            <text:p>80.9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6" calcext:value-type="float">
            <text:p>136</text:p>
          </table:table-cell>
          <table:table-cell office:value-type="float" office:value="1298.85" calcext:value-type="float">
            <text:p>1298.85</text:p>
          </table:table-cell>
          <table:table-cell office:value-type="float" office:value="1271.329" calcext:value-type="float">
            <text:p>1271.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7" calcext:value-type="float">
            <text:p>137</text:p>
          </table:table-cell>
          <table:table-cell office:value-type="float" office:value="1297.906" calcext:value-type="float">
            <text:p>1297.906</text:p>
          </table:table-cell>
          <table:table-cell office:value-type="float" office:value="1268.251" calcext:value-type="float">
            <text:p>1268.251</text:p>
          </table:table-cell>
          <table:table-cell office:value-type="percentage" office:value="0.81125" calcext:value-type="percentage">
            <text:p>81.1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8" calcext:value-type="float">
            <text:p>138</text:p>
          </table:table-cell>
          <table:table-cell office:value-type="float" office:value="1297.479" calcext:value-type="float">
            <text:p>1297.479</text:p>
          </table:table-cell>
          <table:table-cell office:value-type="float" office:value="1268.073" calcext:value-type="float">
            <text:p>1268.073</text:p>
          </table:table-cell>
          <table:table-cell office:value-type="percentage" office:value="0.809566666667" calcext:value-type="percentage">
            <text:p>80.9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9" calcext:value-type="float">
            <text:p>139</text:p>
          </table:table-cell>
          <table:table-cell office:value-type="float" office:value="1296.983" calcext:value-type="float">
            <text:p>1296.983</text:p>
          </table:table-cell>
          <table:table-cell office:value-type="float" office:value="1274.984" calcext:value-type="float">
            <text:p>1274.984</text:p>
          </table:table-cell>
          <table:table-cell office:value-type="percentage" office:value="0.808616666667" calcext:value-type="percentage">
            <text:p>80.8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0" calcext:value-type="float">
            <text:p>140</text:p>
          </table:table-cell>
          <table:table-cell office:value-type="float" office:value="1294.549" calcext:value-type="float">
            <text:p>1294.549</text:p>
          </table:table-cell>
          <table:table-cell office:value-type="float" office:value="1278.662" calcext:value-type="float">
            <text:p>1278.6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1" calcext:value-type="float">
            <text:p>141</text:p>
          </table:table-cell>
          <table:table-cell office:value-type="float" office:value="1295.162" calcext:value-type="float">
            <text:p>1295.162</text:p>
          </table:table-cell>
          <table:table-cell office:value-type="float" office:value="1270.531" calcext:value-type="float">
            <text:p>1270.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2" calcext:value-type="float">
            <text:p>142</text:p>
          </table:table-cell>
          <table:table-cell office:value-type="float" office:value="1294.664" calcext:value-type="float">
            <text:p>1294.664</text:p>
          </table:table-cell>
          <table:table-cell office:value-type="float" office:value="1274.323" calcext:value-type="float">
            <text:p>1274.3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3" calcext:value-type="float">
            <text:p>143</text:p>
          </table:table-cell>
          <table:table-cell office:value-type="float" office:value="1292.743" calcext:value-type="float">
            <text:p>1292.743</text:p>
          </table:table-cell>
          <table:table-cell office:value-type="float" office:value="1275.389" calcext:value-type="float">
            <text:p>1275.389</text:p>
          </table:table-cell>
          <table:table-cell office:value-type="percentage" office:value="0.813883333333" calcext:value-type="percentage">
            <text:p>81.3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4" calcext:value-type="float">
            <text:p>144</text:p>
          </table:table-cell>
          <table:table-cell office:value-type="float" office:value="1292.752" calcext:value-type="float">
            <text:p>1292.752</text:p>
          </table:table-cell>
          <table:table-cell office:value-type="float" office:value="1274.939" calcext:value-type="float">
            <text:p>1274.9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5" calcext:value-type="float">
            <text:p>145</text:p>
          </table:table-cell>
          <table:table-cell office:value-type="float" office:value="1292.225" calcext:value-type="float">
            <text:p>1292.225</text:p>
          </table:table-cell>
          <table:table-cell office:value-type="float" office:value="1266.504" calcext:value-type="float">
            <text:p>1266.504</text:p>
          </table:table-cell>
          <table:table-cell office:value-type="percentage" office:value="0.810133333333" calcext:value-type="percentage">
            <text:p>81.0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6" calcext:value-type="float">
            <text:p>146</text:p>
          </table:table-cell>
          <table:table-cell office:value-type="float" office:value="1290.988" calcext:value-type="float">
            <text:p>1290.988</text:p>
          </table:table-cell>
          <table:table-cell office:value-type="float" office:value="1272.149" calcext:value-type="float">
            <text:p>1272.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7" calcext:value-type="float">
            <text:p>147</text:p>
          </table:table-cell>
          <table:table-cell office:value-type="float" office:value="1289.569" calcext:value-type="float">
            <text:p>1289.569</text:p>
          </table:table-cell>
          <table:table-cell office:value-type="float" office:value="1266.771" calcext:value-type="float">
            <text:p>1266.771</text:p>
          </table:table-cell>
          <table:table-cell office:value-type="percentage" office:value="0.81125" calcext:value-type="percentage">
            <text:p>81.1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8" calcext:value-type="float">
            <text:p>148</text:p>
          </table:table-cell>
          <table:table-cell office:value-type="float" office:value="1289.424" calcext:value-type="float">
            <text:p>1289.424</text:p>
          </table:table-cell>
          <table:table-cell office:value-type="float" office:value="1276.576" calcext:value-type="float">
            <text:p>1276.5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9" calcext:value-type="float">
            <text:p>149</text:p>
          </table:table-cell>
          <table:table-cell office:value-type="float" office:value="1289.92" calcext:value-type="float">
            <text:p>1289.92</text:p>
          </table:table-cell>
          <table:table-cell office:value-type="float" office:value="1272.866" calcext:value-type="float">
            <text:p>1272.8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0" calcext:value-type="float">
            <text:p>150</text:p>
          </table:table-cell>
          <table:table-cell office:value-type="float" office:value="1288.207" calcext:value-type="float">
            <text:p>1288.207</text:p>
          </table:table-cell>
          <table:table-cell office:value-type="float" office:value="1274.341" calcext:value-type="float">
            <text:p>1274.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1" calcext:value-type="float">
            <text:p>151</text:p>
          </table:table-cell>
          <table:table-cell office:value-type="float" office:value="1288.062" calcext:value-type="float">
            <text:p>1288.062</text:p>
          </table:table-cell>
          <table:table-cell office:value-type="float" office:value="1273.761" calcext:value-type="float">
            <text:p>1273.761</text:p>
          </table:table-cell>
          <table:table-cell office:value-type="percentage" office:value="0.811116666667" calcext:value-type="percentage">
            <text:p>81.1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2" calcext:value-type="float">
            <text:p>152</text:p>
          </table:table-cell>
          <table:table-cell office:value-type="float" office:value="1289.09" calcext:value-type="float">
            <text:p>1289.09</text:p>
          </table:table-cell>
          <table:table-cell office:value-type="float" office:value="1271.443" calcext:value-type="float">
            <text:p>1271.4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3" calcext:value-type="float">
            <text:p>153</text:p>
          </table:table-cell>
          <table:table-cell office:value-type="float" office:value="1287.83" calcext:value-type="float">
            <text:p>1287.83</text:p>
          </table:table-cell>
          <table:table-cell office:value-type="float" office:value="1273.95" calcext:value-type="float">
            <text:p>1273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4" calcext:value-type="float">
            <text:p>154</text:p>
          </table:table-cell>
          <table:table-cell office:value-type="float" office:value="1286.545" calcext:value-type="float">
            <text:p>1286.545</text:p>
          </table:table-cell>
          <table:table-cell office:value-type="float" office:value="1272.149" calcext:value-type="float">
            <text:p>1272.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5" calcext:value-type="float">
            <text:p>155</text:p>
          </table:table-cell>
          <table:table-cell office:value-type="float" office:value="1287.59" calcext:value-type="float">
            <text:p>1287.59</text:p>
          </table:table-cell>
          <table:table-cell office:value-type="float" office:value="1275.38" calcext:value-type="float">
            <text:p>1275.38</text:p>
          </table:table-cell>
          <table:table-cell office:value-type="percentage" office:value="0.811116666667" calcext:value-type="percentage">
            <text:p>81.1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6" calcext:value-type="float">
            <text:p>156</text:p>
          </table:table-cell>
          <table:table-cell office:value-type="float" office:value="1284.154" calcext:value-type="float">
            <text:p>1284.154</text:p>
          </table:table-cell>
          <table:table-cell office:value-type="float" office:value="1268.528" calcext:value-type="float">
            <text:p>1268.5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7" calcext:value-type="float">
            <text:p>157</text:p>
          </table:table-cell>
          <table:table-cell office:value-type="float" office:value="1284.661" calcext:value-type="float">
            <text:p>1284.661</text:p>
          </table:table-cell>
          <table:table-cell office:value-type="float" office:value="1272.699" calcext:value-type="float">
            <text:p>1272.6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8" calcext:value-type="float">
            <text:p>158</text:p>
          </table:table-cell>
          <table:table-cell office:value-type="float" office:value="1285.121" calcext:value-type="float">
            <text:p>1285.121</text:p>
          </table:table-cell>
          <table:table-cell office:value-type="float" office:value="1272.179" calcext:value-type="float">
            <text:p>1272.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9" calcext:value-type="float">
            <text:p>159</text:p>
          </table:table-cell>
          <table:table-cell office:value-type="float" office:value="1283.436" calcext:value-type="float">
            <text:p>1283.436</text:p>
          </table:table-cell>
          <table:table-cell office:value-type="float" office:value="1276.271" calcext:value-type="float">
            <text:p>1276.271</text:p>
          </table:table-cell>
          <table:table-cell office:value-type="percentage" office:value="0.812216666667" calcext:value-type="percentage">
            <text:p>81.2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0" calcext:value-type="float">
            <text:p>160</text:p>
          </table:table-cell>
          <table:table-cell office:value-type="float" office:value="1283.848" calcext:value-type="float">
            <text:p>1283.848</text:p>
          </table:table-cell>
          <table:table-cell office:value-type="float" office:value="1271.671" calcext:value-type="float">
            <text:p>1271.6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1" calcext:value-type="float">
            <text:p>161</text:p>
          </table:table-cell>
          <table:table-cell office:value-type="float" office:value="1282.363" calcext:value-type="float">
            <text:p>1282.363</text:p>
          </table:table-cell>
          <table:table-cell office:value-type="float" office:value="1272.941" calcext:value-type="float">
            <text:p>1272.9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2" calcext:value-type="float">
            <text:p>162</text:p>
          </table:table-cell>
          <table:table-cell office:value-type="float" office:value="1283.025" calcext:value-type="float">
            <text:p>1283.025</text:p>
          </table:table-cell>
          <table:table-cell office:value-type="float" office:value="1267.49" calcext:value-type="float">
            <text:p>126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3" calcext:value-type="float">
            <text:p>163</text:p>
          </table:table-cell>
          <table:table-cell office:value-type="float" office:value="1281.245" calcext:value-type="float">
            <text:p>1281.245</text:p>
          </table:table-cell>
          <table:table-cell office:value-type="float" office:value="1273.389" calcext:value-type="float">
            <text:p>1273.389</text:p>
          </table:table-cell>
          <table:table-cell office:value-type="percentage" office:value="0.8118" calcext:value-type="percentage">
            <text:p>81.1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4" calcext:value-type="float">
            <text:p>164</text:p>
          </table:table-cell>
          <table:table-cell office:value-type="float" office:value="1280.158" calcext:value-type="float">
            <text:p>1280.158</text:p>
          </table:table-cell>
          <table:table-cell office:value-type="float" office:value="1268.045" calcext:value-type="float">
            <text:p>1268.0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5" calcext:value-type="float">
            <text:p>165</text:p>
          </table:table-cell>
          <table:table-cell office:value-type="float" office:value="1280.325" calcext:value-type="float">
            <text:p>1280.325</text:p>
          </table:table-cell>
          <table:table-cell office:value-type="float" office:value="1268.787" calcext:value-type="float">
            <text:p>1268.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6" calcext:value-type="float">
            <text:p>166</text:p>
          </table:table-cell>
          <table:table-cell office:value-type="float" office:value="1279.446" calcext:value-type="float">
            <text:p>1279.446</text:p>
          </table:table-cell>
          <table:table-cell office:value-type="float" office:value="1268.82" calcext:value-type="float">
            <text:p>1268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7" calcext:value-type="float">
            <text:p>167</text:p>
          </table:table-cell>
          <table:table-cell office:value-type="float" office:value="1280.194" calcext:value-type="float">
            <text:p>1280.194</text:p>
          </table:table-cell>
          <table:table-cell office:value-type="float" office:value="1269.727" calcext:value-type="float">
            <text:p>1269.727</text:p>
          </table:table-cell>
          <table:table-cell office:value-type="percentage" office:value="0.8104" calcext:value-type="percentage">
            <text:p>81.0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8" calcext:value-type="float">
            <text:p>168</text:p>
          </table:table-cell>
          <table:table-cell office:value-type="float" office:value="1278.489" calcext:value-type="float">
            <text:p>1278.489</text:p>
          </table:table-cell>
          <table:table-cell office:value-type="float" office:value="1269.871" calcext:value-type="float">
            <text:p>1269.8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9" calcext:value-type="float">
            <text:p>169</text:p>
          </table:table-cell>
          <table:table-cell office:value-type="float" office:value="1277.986" calcext:value-type="float">
            <text:p>1277.986</text:p>
          </table:table-cell>
          <table:table-cell office:value-type="float" office:value="1266.677" calcext:value-type="float">
            <text:p>1266.6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0" calcext:value-type="float">
            <text:p>170</text:p>
          </table:table-cell>
          <table:table-cell office:value-type="float" office:value="1277.722" calcext:value-type="float">
            <text:p>1277.722</text:p>
          </table:table-cell>
          <table:table-cell office:value-type="float" office:value="1267.784" calcext:value-type="float">
            <text:p>1267.7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1" calcext:value-type="float">
            <text:p>171</text:p>
          </table:table-cell>
          <table:table-cell office:value-type="float" office:value="1277.829" calcext:value-type="float">
            <text:p>1277.829</text:p>
          </table:table-cell>
          <table:table-cell office:value-type="float" office:value="1265.939" calcext:value-type="float">
            <text:p>1265.939</text:p>
          </table:table-cell>
          <table:table-cell office:value-type="percentage" office:value="0.813616666667" calcext:value-type="percentage">
            <text:p>81.3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2" calcext:value-type="float">
            <text:p>172</text:p>
          </table:table-cell>
          <table:table-cell office:value-type="float" office:value="1276.752" calcext:value-type="float">
            <text:p>1276.752</text:p>
          </table:table-cell>
          <table:table-cell office:value-type="float" office:value="1271.215" calcext:value-type="float">
            <text:p>1271.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3" calcext:value-type="float">
            <text:p>173</text:p>
          </table:table-cell>
          <table:table-cell office:value-type="float" office:value="1276.748" calcext:value-type="float">
            <text:p>1276.748</text:p>
          </table:table-cell>
          <table:table-cell office:value-type="float" office:value="1272.73" calcext:value-type="float">
            <text:p>1272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4" calcext:value-type="float">
            <text:p>174</text:p>
          </table:table-cell>
          <table:table-cell office:value-type="float" office:value="1276.345" calcext:value-type="float">
            <text:p>1276.345</text:p>
          </table:table-cell>
          <table:table-cell office:value-type="float" office:value="1274.225" calcext:value-type="float">
            <text:p>1274.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5" calcext:value-type="float">
            <text:p>175</text:p>
          </table:table-cell>
          <table:table-cell office:value-type="float" office:value="1276.96" calcext:value-type="float">
            <text:p>1276.96</text:p>
          </table:table-cell>
          <table:table-cell office:value-type="float" office:value="1274.091" calcext:value-type="float">
            <text:p>1274.091</text:p>
          </table:table-cell>
          <table:table-cell office:value-type="percentage" office:value="0.809033333333" calcext:value-type="percentage">
            <text:p>80.9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6" calcext:value-type="float">
            <text:p>176</text:p>
          </table:table-cell>
          <table:table-cell office:value-type="float" office:value="1273.756" calcext:value-type="float">
            <text:p>1273.756</text:p>
          </table:table-cell>
          <table:table-cell office:value-type="float" office:value="1268.787" calcext:value-type="float">
            <text:p>1268.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7" calcext:value-type="float">
            <text:p>177</text:p>
          </table:table-cell>
          <table:table-cell office:value-type="float" office:value="1274.11" calcext:value-type="float">
            <text:p>1274.11</text:p>
          </table:table-cell>
          <table:table-cell office:value-type="float" office:value="1268.82" calcext:value-type="float">
            <text:p>1268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8" calcext:value-type="float">
            <text:p>178</text:p>
          </table:table-cell>
          <table:table-cell office:value-type="float" office:value="1274.311" calcext:value-type="float">
            <text:p>1274.311</text:p>
          </table:table-cell>
          <table:table-cell office:value-type="float" office:value="1267.575" calcext:value-type="float">
            <text:p>1267.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9" calcext:value-type="float">
            <text:p>179</text:p>
          </table:table-cell>
          <table:table-cell office:value-type="float" office:value="1273.272" calcext:value-type="float">
            <text:p>1273.272</text:p>
          </table:table-cell>
          <table:table-cell office:value-type="float" office:value="1269.265" calcext:value-type="float">
            <text:p>1269.265</text:p>
          </table:table-cell>
          <table:table-cell office:value-type="percentage" office:value="0.810566666667" calcext:value-type="percentage">
            <text:p>81.0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0" calcext:value-type="float">
            <text:p>180</text:p>
          </table:table-cell>
          <table:table-cell office:value-type="float" office:value="1271.884" calcext:value-type="float">
            <text:p>1271.884</text:p>
          </table:table-cell>
          <table:table-cell office:value-type="float" office:value="1265.848" calcext:value-type="float">
            <text:p>1265.848</text:p>
          </table:table-cell>
          <table:table-cell office:value-type="percentage" office:value="0.812666666667" calcext:value-type="percentage">
            <text:p>81.2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1" calcext:value-type="float">
            <text:p>181</text:p>
          </table:table-cell>
          <table:table-cell office:value-type="float" office:value="1248.699" calcext:value-type="float">
            <text:p>1248.699</text:p>
          </table:table-cell>
          <table:table-cell office:value-type="float" office:value="1258.399" calcext:value-type="float">
            <text:p>1258.399</text:p>
          </table:table-cell>
          <table:table-cell office:value-type="percentage" office:value="0.810416666667" calcext:value-type="percentage">
            <text:p>81.0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2" calcext:value-type="float">
            <text:p>182</text:p>
          </table:table-cell>
          <table:table-cell office:value-type="float" office:value="1235.058" calcext:value-type="float">
            <text:p>1235.058</text:p>
          </table:table-cell>
          <table:table-cell table:style-name="ce3" office:value-type="float" office:value="1257.547" calcext:value-type="float">
            <text:p>1257.547</text:p>
          </table:table-cell>
          <table:table-cell office:value-type="percentage" office:value="0.8136" calcext:value-type="percentage">
            <text:p>81.36%</text:p>
          </table:table-cell>
          <table:table-cell/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3" calcext:value-type="float">
            <text:p>183</text:p>
          </table:table-cell>
          <table:table-cell office:value-type="float" office:value="1233.12" calcext:value-type="float">
            <text:p>1233.12</text:p>
          </table:table-cell>
          <table:table-cell office:value-type="float" office:value="1258.065" calcext:value-type="float">
            <text:p>1258.065</text:p>
          </table:table-cell>
          <table:table-cell office:value-type="percentage" office:value="0.812933333333" calcext:value-type="percentage">
            <text:p>81.2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4" calcext:value-type="float">
            <text:p>184</text:p>
          </table:table-cell>
          <table:table-cell office:value-type="float" office:value="1232.38" calcext:value-type="float">
            <text:p>1232.38</text:p>
          </table:table-cell>
          <table:table-cell office:value-type="float" office:value="1259.073" calcext:value-type="float">
            <text:p>1259.073</text:p>
          </table:table-cell>
          <table:table-cell office:value-type="percentage" office:value="0.813066666667" calcext:value-type="percentage">
            <text:p>81.3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5" calcext:value-type="float">
            <text:p>185</text:p>
          </table:table-cell>
          <table:table-cell office:value-type="float" office:value="1232.074" calcext:value-type="float">
            <text:p>1232.074</text:p>
          </table:table-cell>
          <table:table-cell office:value-type="float" office:value="1258.164" calcext:value-type="float">
            <text:p>1258.164</text:p>
          </table:table-cell>
          <table:table-cell office:value-type="percentage" office:value="0.8129" calcext:value-type="percentage">
            <text:p>81.2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6" calcext:value-type="float">
            <text:p>186</text:p>
          </table:table-cell>
          <table:table-cell office:value-type="float" office:value="1231.939" calcext:value-type="float">
            <text:p>1231.939</text:p>
          </table:table-cell>
          <table:table-cell office:value-type="float" office:value="1260.09" calcext:value-type="float">
            <text:p>1260.09</text:p>
          </table:table-cell>
          <table:table-cell office:value-type="percentage" office:value="0.812633333333" calcext:value-type="percentage">
            <text:p>81.2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7" calcext:value-type="float">
            <text:p>187</text:p>
          </table:table-cell>
          <table:table-cell office:value-type="float" office:value="1231.303" calcext:value-type="float">
            <text:p>1231.303</text:p>
          </table:table-cell>
          <table:table-cell office:value-type="float" office:value="1259.896" calcext:value-type="float">
            <text:p>1259.896</text:p>
          </table:table-cell>
          <table:table-cell office:value-type="percentage" office:value="0.812783333333" calcext:value-type="percentage">
            <text:p>81.2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8" calcext:value-type="float">
            <text:p>188</text:p>
          </table:table-cell>
          <table:table-cell office:value-type="float" office:value="1230.882" calcext:value-type="float">
            <text:p>1230.882</text:p>
          </table:table-cell>
          <table:table-cell office:value-type="float" office:value="1259.539" calcext:value-type="float">
            <text:p>1259.539</text:p>
          </table:table-cell>
          <table:table-cell office:value-type="percentage" office:value="0.81015" calcext:value-type="percentage">
            <text:p>81.0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9" calcext:value-type="float">
            <text:p>189</text:p>
          </table:table-cell>
          <table:table-cell office:value-type="float" office:value="1230.797" calcext:value-type="float">
            <text:p>1230.797</text:p>
          </table:table-cell>
          <table:table-cell office:value-type="float" office:value="1260.794" calcext:value-type="float">
            <text:p>1260.794</text:p>
          </table:table-cell>
          <table:table-cell office:value-type="percentage" office:value="0.814316666667" calcext:value-type="percentage">
            <text:p>81.4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0" calcext:value-type="float">
            <text:p>190</text:p>
          </table:table-cell>
          <table:table-cell office:value-type="float" office:value="1230.839" calcext:value-type="float">
            <text:p>1230.839</text:p>
          </table:table-cell>
          <table:table-cell office:value-type="float" office:value="1259.918" calcext:value-type="float">
            <text:p>1259.918</text:p>
          </table:table-cell>
          <table:table-cell office:value-type="percentage" office:value="0.812766666667" calcext:value-type="percentage">
            <text:p>81.2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1" calcext:value-type="float">
            <text:p>191</text:p>
          </table:table-cell>
          <table:table-cell office:value-type="float" office:value="1230.439" calcext:value-type="float">
            <text:p>1230.439</text:p>
          </table:table-cell>
          <table:table-cell office:value-type="float" office:value="1260.631" calcext:value-type="float">
            <text:p>1260.631</text:p>
          </table:table-cell>
          <table:table-cell office:value-type="percentage" office:value="0.811533333333" calcext:value-type="percentage">
            <text:p>81.1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2" calcext:value-type="float">
            <text:p>192</text:p>
          </table:table-cell>
          <table:table-cell office:value-type="float" office:value="1230.16" calcext:value-type="float">
            <text:p>1230.16</text:p>
          </table:table-cell>
          <table:table-cell office:value-type="float" office:value="1260.597" calcext:value-type="float">
            <text:p>1260.597</text:p>
          </table:table-cell>
          <table:table-cell office:value-type="percentage" office:value="0.811516666667" calcext:value-type="percentage">
            <text:p>81.1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3" calcext:value-type="float">
            <text:p>193</text:p>
          </table:table-cell>
          <table:table-cell office:value-type="float" office:value="1230.115" calcext:value-type="float">
            <text:p>1230.115</text:p>
          </table:table-cell>
          <table:table-cell office:value-type="float" office:value="1261.521" calcext:value-type="float">
            <text:p>1261.521</text:p>
          </table:table-cell>
          <table:table-cell office:value-type="percentage" office:value="0.810266666667" calcext:value-type="percentage">
            <text:p>81.0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4" calcext:value-type="float">
            <text:p>194</text:p>
          </table:table-cell>
          <table:table-cell office:value-type="float" office:value="1229.735" calcext:value-type="float">
            <text:p>1229.735</text:p>
          </table:table-cell>
          <table:table-cell office:value-type="float" office:value="1261.889" calcext:value-type="float">
            <text:p>1261.889</text:p>
          </table:table-cell>
          <table:table-cell office:value-type="percentage" office:value="0.812616666667" calcext:value-type="percentage">
            <text:p>81.2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5" calcext:value-type="float">
            <text:p>195</text:p>
          </table:table-cell>
          <table:table-cell office:value-type="float" office:value="1230.12" calcext:value-type="float">
            <text:p>1230.12</text:p>
          </table:table-cell>
          <table:table-cell office:value-type="float" office:value="1260.004" calcext:value-type="float">
            <text:p>1260.004</text:p>
          </table:table-cell>
          <table:table-cell office:value-type="percentage" office:value="0.814166666667" calcext:value-type="percentage">
            <text:p>81.4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6" calcext:value-type="float">
            <text:p>196</text:p>
          </table:table-cell>
          <table:table-cell office:value-type="float" office:value="1229.431" calcext:value-type="float">
            <text:p>1229.431</text:p>
          </table:table-cell>
          <table:table-cell office:value-type="float" office:value="1260.521" calcext:value-type="float">
            <text:p>1260.521</text:p>
          </table:table-cell>
          <table:table-cell office:value-type="percentage" office:value="0.812083333333" calcext:value-type="percentage">
            <text:p>81.21%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un10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229.415" calcext:value-type="float">
            <text:p>1229.415</text:p>
          </table:table-cell>
          <table:table-cell table:style-name="ce1" office:value-type="float" office:value="1260.733" calcext:value-type="float">
            <text:p>1260.733</text:p>
          </table:table-cell>
          <table:table-cell table:style-name="ce5" office:value-type="percentage" office:value="0.815983333333" calcext:value-type="percentage">
            <text:p>81.60%</text:p>
          </table:table-cell>
          <table:table-cell table:style-name="ce6"/>
          <table:table-cell/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8" calcext:value-type="float">
            <text:p>198</text:p>
          </table:table-cell>
          <table:table-cell office:value-type="float" office:value="1229.587" calcext:value-type="float">
            <text:p>1229.587</text:p>
          </table:table-cell>
          <table:table-cell office:value-type="float" office:value="1260.454" calcext:value-type="float">
            <text:p>1260.454</text:p>
          </table:table-cell>
          <table:table-cell office:value-type="percentage" office:value="0.813583333333" calcext:value-type="percentage">
            <text:p>81.3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9" calcext:value-type="float">
            <text:p>199</text:p>
          </table:table-cell>
          <table:table-cell office:value-type="float" office:value="1229.339" calcext:value-type="float">
            <text:p>1229.339</text:p>
          </table:table-cell>
          <table:table-cell office:value-type="float" office:value="1260.256" calcext:value-type="float">
            <text:p>1260.256</text:p>
          </table:table-cell>
          <table:table-cell office:value-type="percentage" office:value="0.814033333333" calcext:value-type="percentage">
            <text:p>81.4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0" calcext:value-type="float">
            <text:p>200</text:p>
          </table:table-cell>
          <table:table-cell office:value-type="float" office:value="1228.991" calcext:value-type="float">
            <text:p>1228.991</text:p>
          </table:table-cell>
          <table:table-cell office:value-type="float" office:value="1260.558" calcext:value-type="float">
            <text:p>1260.558</text:p>
          </table:table-cell>
          <table:table-cell office:value-type="percentage" office:value="0.8132" calcext:value-type="percentage">
            <text:p>81.3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1" calcext:value-type="float">
            <text:p>201</text:p>
          </table:table-cell>
          <table:table-cell office:value-type="float" office:value="1229.091" calcext:value-type="float">
            <text:p>1229.091</text:p>
          </table:table-cell>
          <table:table-cell office:value-type="float" office:value="1260.955" calcext:value-type="float">
            <text:p>1260.955</text:p>
          </table:table-cell>
          <table:table-cell office:value-type="percentage" office:value="0.814016666667" calcext:value-type="percentage">
            <text:p>81.4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2" calcext:value-type="float">
            <text:p>202</text:p>
          </table:table-cell>
          <table:table-cell office:value-type="float" office:value="1228.863" calcext:value-type="float">
            <text:p>1228.863</text:p>
          </table:table-cell>
          <table:table-cell office:value-type="float" office:value="1261.925" calcext:value-type="float">
            <text:p>1261.925</text:p>
          </table:table-cell>
          <table:table-cell office:value-type="percentage" office:value="0.812633333333" calcext:value-type="percentage">
            <text:p>81.2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3" calcext:value-type="float">
            <text:p>203</text:p>
          </table:table-cell>
          <table:table-cell office:value-type="float" office:value="1229.006" calcext:value-type="float">
            <text:p>1229.006</text:p>
          </table:table-cell>
          <table:table-cell office:value-type="float" office:value="1262.248" calcext:value-type="float">
            <text:p>1262.248</text:p>
          </table:table-cell>
          <table:table-cell office:value-type="percentage" office:value="0.81265" calcext:value-type="percentage">
            <text:p>81.2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4" calcext:value-type="float">
            <text:p>204</text:p>
          </table:table-cell>
          <table:table-cell office:value-type="float" office:value="1229.018" calcext:value-type="float">
            <text:p>1229.018</text:p>
          </table:table-cell>
          <table:table-cell office:value-type="float" office:value="1262.412" calcext:value-type="float">
            <text:p>1262.412</text:p>
          </table:table-cell>
          <table:table-cell office:value-type="percentage" office:value="0.8143" calcext:value-type="percentage">
            <text:p>81.4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5" calcext:value-type="float">
            <text:p>205</text:p>
          </table:table-cell>
          <table:table-cell office:value-type="float" office:value="1228.596" calcext:value-type="float">
            <text:p>1228.596</text:p>
          </table:table-cell>
          <table:table-cell office:value-type="float" office:value="1263.639" calcext:value-type="float">
            <text:p>1263.639</text:p>
          </table:table-cell>
          <table:table-cell office:value-type="percentage" office:value="0.81375" calcext:value-type="percentage">
            <text:p>81.3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6" calcext:value-type="float">
            <text:p>206</text:p>
          </table:table-cell>
          <table:table-cell office:value-type="float" office:value="1228.62" calcext:value-type="float">
            <text:p>1228.62</text:p>
          </table:table-cell>
          <table:table-cell office:value-type="float" office:value="1262.845" calcext:value-type="float">
            <text:p>1262.845</text:p>
          </table:table-cell>
          <table:table-cell office:value-type="percentage" office:value="0.812783333333" calcext:value-type="percentage">
            <text:p>81.2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7" calcext:value-type="float">
            <text:p>207</text:p>
          </table:table-cell>
          <table:table-cell office:value-type="float" office:value="1228.553" calcext:value-type="float">
            <text:p>1228.553</text:p>
          </table:table-cell>
          <table:table-cell office:value-type="float" office:value="1261.552" calcext:value-type="float">
            <text:p>1261.552</text:p>
          </table:table-cell>
          <table:table-cell office:value-type="percentage" office:value="0.815266666667" calcext:value-type="percentage">
            <text:p>81.5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8" calcext:value-type="float">
            <text:p>208</text:p>
          </table:table-cell>
          <table:table-cell office:value-type="float" office:value="1228.377" calcext:value-type="float">
            <text:p>1228.377</text:p>
          </table:table-cell>
          <table:table-cell office:value-type="float" office:value="1261.753" calcext:value-type="float">
            <text:p>1261.753</text:p>
          </table:table-cell>
          <table:table-cell office:value-type="percentage" office:value="0.814433333333" calcext:value-type="percentage">
            <text:p>81.4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9" calcext:value-type="float">
            <text:p>209</text:p>
          </table:table-cell>
          <table:table-cell office:value-type="float" office:value="1228.232" calcext:value-type="float">
            <text:p>1228.232</text:p>
          </table:table-cell>
          <table:table-cell office:value-type="float" office:value="1262.013" calcext:value-type="float">
            <text:p>1262.013</text:p>
          </table:table-cell>
          <table:table-cell office:value-type="percentage" office:value="0.81125" calcext:value-type="percentage">
            <text:p>81.1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1227.97" calcext:value-type="float">
            <text:p>1227.97</text:p>
          </table:table-cell>
          <table:table-cell office:value-type="float" office:value="1262.96" calcext:value-type="float">
            <text:p>1262.96</text:p>
          </table:table-cell>
          <table:table-cell office:value-type="percentage" office:value="0.813616666667" calcext:value-type="percentage">
            <text:p>81.36%</text:p>
          </table:table-cell>
          <table:table-cell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11" calcext:value-type="float">
            <text:p>211</text:p>
          </table:table-cell>
          <table:table-cell office:value-type="float" office:value="1228.005" calcext:value-type="float">
            <text:p>1228.005</text:p>
          </table:table-cell>
          <table:table-cell office:value-type="float" office:value="1262.437" calcext:value-type="float">
            <text:p>1262.437</text:p>
          </table:table-cell>
          <table:table-cell office:value-type="percentage" office:value="0.813316666667" calcext:value-type="percentage">
            <text:p>81.3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12" calcext:value-type="float">
            <text:p>212</text:p>
          </table:table-cell>
          <table:table-cell office:value-type="float" office:value="1228.038" calcext:value-type="float">
            <text:p>1228.038</text:p>
          </table:table-cell>
          <table:table-cell office:value-type="float" office:value="1262.521" calcext:value-type="float">
            <text:p>1262.521</text:p>
          </table:table-cell>
          <table:table-cell office:value-type="percentage" office:value="0.8136" calcext:value-type="percentage">
            <text:p>81.36%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formula="of:=MIN([.C2:.C213])" office:value-type="float" office:value="1227.97" calcext:value-type="float">
            <text:p>1227.97</text:p>
          </table:table-cell>
          <table:table-cell table:formula="of:=MIN([.D2:.D213])" office:value-type="float" office:value="1257.547" calcext:value-type="float">
            <text:p>1257.547</text:p>
          </table:table-cell>
          <table:table-cell table:style-name="Default" table:formula="of:=(SUM([.#REF!2:.#REF!198])/3600)/24" office:value-type="string" office:string-value="" calcext:value-type="error">
            <text:p>#REF!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12:12:50.2650384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4T10:05:34.971205208</meta:creation-date>
    <dc:date>2015-06-24T12:57:46.912393287</dc:date>
    <meta:editing-duration>PT35M2S</meta:editing-duration>
    <meta:editing-cycles>8</meta:editing-cycles>
    <meta:generator>LibreOffice/4.2.7.2$Linux_X86_64 LibreOffice_project/420m0$Build-2</meta:generator>
    <meta:document-statistic meta:table-count="1" meta:cell-count="9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13" chart:reverse-direction="false" text:line-break="false" chart:link-data-style-to-source="true" chart:axis-position="0"/>
      <style:graphic-properties svg:stroke-color="#b3b3b3"/>
      <style:text-properties fo:font-size="22pt" style:font-size-asian="10pt" style:font-size-complex="10pt"/>
    </style:style>
    <style:style style:name="ch5" style:family="chart" style:data-style-name="N0">
      <style:chart-properties chart:display-label="true" chart:logarithmic="false" chart:minimum="1200" chart:maximum="2000" chart:reverse-direction="false" text:line-break="false" chart:link-data-style-to-source="true" chart:axis-position="0"/>
      <style:graphic-properties svg:stroke-color="#b3b3b3"/>
      <style:text-properties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.65" chart:maximum="0.85" chart:reverse-direction="true" text:line-break="false" chart:link-data-style-to-source="true" chart:axis-position="end"/>
      <style:graphic-properties svg:stroke-color="#b3b3b3"/>
      <style:text-properties fo:font-size="22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 chart:data-label-number="value" chart:data-label-text="false" chart:data-label-symbol="false"/>
      <style:graphic-properties svg:stroke-color="#ffd320" draw:fill-color="#ffd320"/>
      <style:text-properties fo:font-size="2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 chart:data-label-number="value" chart:data-label-text="false" chart:data-label-symbol="false"/>
      <style:graphic-properties svg:stroke-color="#660066" draw:fill-color="#660066"/>
      <style:text-properties fo:font-size="20pt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 style:data-style-name="N11">
      <style:chart-properties chart:symbol-type="named-symbol" chart:symbol-name="arrow-down" chart:symbol-width="0.25cm" chart:symbol-height="0.25cm" chart:link-data-style-to-source="true" chart:label-position="top"/>
      <style:graphic-properties svg:stroke-width="0.08cm" svg:stroke-color="#aecf00" draw:fill-color="#aecf00" dr3d:edge-rounding="5%"/>
      <style:text-properties fo:font-size="20pt" style:font-size-asian="10pt" style:font-size-complex="10pt"/>
    </style:style>
    <style:style style:name="ch14" style:family="chart">
      <style:chart-properties chart:solid-type="cuboid" chart:symbol-type="named-symbol" chart:symbol-name="arrow-down" chart:symbol-width="0.25cm" chart:symbol-height="0.25cm" chart:data-label-number="value" chart:data-label-text="false" chart:data-label-symbol="false"/>
      <style:graphic-properties svg:stroke-color="#660066" draw:fill-color="#660066"/>
    </style:style>
    <style:style style:name="ch15" style:family="chart">
      <style:graphic-properties draw:stroke="solid" svg:stroke-color="#b3b3b3" draw:fill="none" draw:fill-color="#e6e6e6" draw:opacity-name="ChartTransparencyGradient_20_2"/>
    </style:style>
    <style:style style:name="ch16" style:family="chart">
      <style:graphic-properties svg:stroke-color="#b3b3b3" draw:fill-color="#cccccc"/>
    </style:style>
    <style:style style:name="gr1" style:family="graphic">
      <style:graphic-properties svg:stroke-width="0.102cm" svg:stroke-color="#111111" draw:marker-start-width="0.509cm" draw:marker-end-width="0.509cm" draw:textarea-horizontal-align="center" draw:textarea-vertical-align="middle" fo:padding-top="0.051cm" fo:padding-bottom="0.051cm" fo:padding-left="0.051cm" fo:padding-right="0.051cm"/>
    </style:style>
    <style:style style:name="gr2" style:family="graphic">
      <style:graphic-properties draw:stroke="none" svg:stroke-color="#000000" draw:fill="none" draw:fill-color="#ffffff" fo:min-height="2.029cm"/>
    </style:style>
    <style:style style:name="P1" style:family="paragraph">
      <style:paragraph-properties fo:text-align="center"/>
    </style:style>
    <style:style style:name="P2" style:family="paragraph">
      <style:text-properties fo:font-size="22pt"/>
    </style:style>
    <style:style style:name="T1" style:family="text">
      <style:text-properties fo:font-size="22pt"/>
    </style:style>
    <style:style style:name="T2" style:family="text">
      <style:text-properties style:text-position="super 58%" fo:font-size="22pt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45.611cm" svg:height="27.471cm" xlink:href=".." xlink:type="simple" chart:class="chart:scatter" chart:style-name="ch1">
        <chart:legend svg:x="18.263cm" svg:y="1.992cm" style:legend-expansion="custom" chartooo:width="13.031cm" chartooo:height="10.711cm" style:legend-expansion-aspect-ratio="1.21659975725889" chart:style-name="ch2"/>
        <chart:plot-area chart:style-name="ch3" table:cell-range-address="total.B2:total.E213 total.C1:total.E1" chart:data-source-has-labels="row" svg:x="1.121cm" svg:y="-0.025cm" svg:width="42.931cm" svg:height="27.062cm">
          <chartooo:coordinate-region svg:x="3.065cm" svg:y="0.427cm" svg:width="38.142cm" svg:height="25.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otal.C2:total.C213" chart:label-cell-address="total.C1:total.C1" chart:class="chart:scatter">
            <chart:domain table:cell-range-address="total.B2:total.B213"/>
            <chart:data-point chart:repeated="210"/>
            <chart:data-point chart:style-name="ch9"/>
            <chart:data-point/>
          </chart:series>
          <chart:series chart:attached-axis="primary-y" chart:style-name="ch10" chart:values-cell-range-address="total.D2:total.D213" chart:label-cell-address="total.D1:total.D1" chart:class="chart:scatter">
            <chart:data-point chart:repeated="181"/>
            <chart:data-point chart:style-name="ch11"/>
            <chart:data-point chart:style-name="ch12"/>
            <chart:data-point chart:repeated="29"/>
          </chart:series>
          <chart:series chart:attached-axis="secondary-y" chart:style-name="ch13" chart:values-cell-range-address="total.E2:total.E213" chart:label-cell-address="total.E1:total.E1" chart:class="chart:scatter">
            <chart:data-point chart:repeated="196"/>
            <chart:data-point chart:style-name="ch14"/>
            <chart:data-point chart:repeated="15"/>
          </chart:series>
          <chart:wall chart:style-name="ch15"/>
          <chart:floor chart:style-name="ch16"/>
        </chart:plot-area>
        <draw:line draw:style-name="gr1" draw:text-style-name="P1" svg:x1="35.337cm" svg:y1="25.943cm" svg:x2="35.374cm" svg:y2="0.426cm">
          <text:p/>
        </draw:line>
        <draw:frame draw:style-name="gr2" draw:text-style-name="P2" svg:width="2.535cm" svg:height="2.029cm" svg:x="31.965cm" svg:y="3.984cm">
          <draw:text-box>
            <text:p><text:span text:style-name="T1">η = 10</text:span><text:span text:style-name="T2">-5</text:span></text:p>
          </draw:text-box>
        </draw:frame>
        <draw:frame draw:style-name="gr2" draw:text-style-name="P2" svg:width="2.535cm" svg:height="2.029cm" svg:x="36.093cm" svg:y="3.984cm">
          <draw:text-box>
            <text:p><text:span text:style-name="T1">η = 10</text:span><text:span text:style-name="T2">-6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greška treniranja</text:p>
                <draw:g>
                  <svg:desc>total.C1:total.C1</svg:desc>
                </draw:g>
              </table:table-cell>
              <table:table-cell office:value-type="string">
                <text:p>validacijska greška</text:p>
                <draw:g>
                  <svg:desc>total.D1:total.D1</svg:desc>
                </draw:g>
              </table:table-cell>
              <table:table-cell office:value-type="string">
                <text:p>točnost prepoznavanja</text:p>
                <draw:g>
                  <svg:desc>total.E1:total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otal.B2:total.B213</svg:desc>
                </draw:g>
              </table:table-cell>
              <table:table-cell office:value-type="float" office:value="2294.287">
                <text:p>2294.287</text:p>
                <draw:g>
                  <svg:desc>total.C2:total.C213</svg:desc>
                </draw:g>
              </table:table-cell>
              <table:table-cell office:value-type="float" office:value="1761.114">
                <text:p>1761.114</text:p>
                <draw:g>
                  <svg:desc>total.D2:total.D213</svg:desc>
                </draw:g>
              </table:table-cell>
              <table:table-cell office:value-type="float" office:value="0.6864">
                <text:p>0.6864</text:p>
                <draw:g>
                  <svg:desc>total.E2:total.E2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65.731">
                <text:p>1965.731</text:p>
              </table:table-cell>
              <table:table-cell office:value-type="float" office:value="1643.715">
                <text:p>1643.715</text:p>
              </table:table-cell>
              <table:table-cell office:value-type="float" office:value="0.705966666667">
                <text:p>0.7059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69.236">
                <text:p>1869.236</text:p>
              </table:table-cell>
              <table:table-cell office:value-type="float" office:value="1589.812">
                <text:p>1589.812</text:p>
              </table:table-cell>
              <table:table-cell office:value-type="float" office:value="0.710833333333">
                <text:p>0.7108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813.789">
                <text:p>1813.789</text:p>
              </table:table-cell>
              <table:table-cell office:value-type="float" office:value="1556.586">
                <text:p>1556.586</text:p>
              </table:table-cell>
              <table:table-cell office:value-type="float" office:value="0.73515">
                <text:p>0.735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71.325">
                <text:p>1771.325</text:p>
              </table:table-cell>
              <table:table-cell office:value-type="float" office:value="1548.562">
                <text:p>1548.562</text:p>
              </table:table-cell>
              <table:table-cell office:value-type="float" office:value="0.739733333333">
                <text:p>0.7397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737.349">
                <text:p>1737.349</text:p>
              </table:table-cell>
              <table:table-cell office:value-type="float" office:value="1503.187">
                <text:p>1503.187</text:p>
              </table:table-cell>
              <table:table-cell office:value-type="float" office:value="0.746683333333">
                <text:p>0.74668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709.734">
                <text:p>1709.734</text:p>
              </table:table-cell>
              <table:table-cell office:value-type="float" office:value="1478.042">
                <text:p>1478.042</text:p>
              </table:table-cell>
              <table:table-cell office:value-type="float" office:value="0.755016666667">
                <text:p>0.75501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87.484">
                <text:p>1687.484</text:p>
              </table:table-cell>
              <table:table-cell office:value-type="float" office:value="1473.653">
                <text:p>1473.653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670.217">
                <text:p>1670.217</text:p>
              </table:table-cell>
              <table:table-cell office:value-type="float" office:value="1505.44">
                <text:p>1505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653.391">
                <text:p>1653.391</text:p>
              </table:table-cell>
              <table:table-cell office:value-type="float" office:value="1446.04">
                <text:p>1446.04</text:p>
              </table:table-cell>
              <table:table-cell office:value-type="float" office:value="0.755833333333">
                <text:p>0.7558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630.596">
                <text:p>1630.596</text:p>
              </table:table-cell>
              <table:table-cell office:value-type="float" office:value="1417.77">
                <text:p>1417.77</text:p>
              </table:table-cell>
              <table:table-cell office:value-type="float" office:value="0.76975">
                <text:p>0.76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615.773">
                <text:p>1615.773</text:p>
              </table:table-cell>
              <table:table-cell office:value-type="float" office:value="1426.591">
                <text:p>1426.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602.556">
                <text:p>1602.556</text:p>
              </table:table-cell>
              <table:table-cell office:value-type="float" office:value="1404.555">
                <text:p>1404.555</text:p>
              </table:table-cell>
              <table:table-cell office:value-type="float" office:value="0.77265">
                <text:p>0.772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91.189">
                <text:p>1591.189</text:p>
              </table:table-cell>
              <table:table-cell office:value-type="float" office:value="1396.546">
                <text:p>1396.546</text:p>
              </table:table-cell>
              <table:table-cell office:value-type="float" office:value="0.780566666667">
                <text:p>0.7805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79.129">
                <text:p>1579.129</text:p>
              </table:table-cell>
              <table:table-cell office:value-type="float" office:value="1385.641">
                <text:p>1385.641</text:p>
              </table:table-cell>
              <table:table-cell office:value-type="float" office:value="0.772366666667">
                <text:p>0.7723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69.546">
                <text:p>1569.546</text:p>
              </table:table-cell>
              <table:table-cell office:value-type="float" office:value="1388.314">
                <text:p>1388.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559.63">
                <text:p>1559.63</text:p>
              </table:table-cell>
              <table:table-cell office:value-type="float" office:value="1375.495">
                <text:p>1375.495</text:p>
              </table:table-cell>
              <table:table-cell office:value-type="float" office:value="0.783633333333">
                <text:p>0.7836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49.773">
                <text:p>1549.773</text:p>
              </table:table-cell>
              <table:table-cell office:value-type="float" office:value="1396.663">
                <text:p>1396.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44.253">
                <text:p>1544.253</text:p>
              </table:table-cell>
              <table:table-cell office:value-type="float" office:value="1359.82">
                <text:p>1359.82</text:p>
              </table:table-cell>
              <table:table-cell office:value-type="float" office:value="0.788883333333">
                <text:p>0.78888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534.159">
                <text:p>1534.159</text:p>
              </table:table-cell>
              <table:table-cell office:value-type="float" office:value="1367.038">
                <text:p>1367.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527.533">
                <text:p>1527.533</text:p>
              </table:table-cell>
              <table:table-cell office:value-type="float" office:value="1353.491">
                <text:p>1353.491</text:p>
              </table:table-cell>
              <table:table-cell office:value-type="float" office:value="0.786683333333">
                <text:p>0.78668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519.617">
                <text:p>1519.617</text:p>
              </table:table-cell>
              <table:table-cell office:value-type="float" office:value="1350.866">
                <text:p>1350.866</text:p>
              </table:table-cell>
              <table:table-cell office:value-type="float" office:value="0.78445">
                <text:p>0.784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13.211">
                <text:p>1513.211</text:p>
              </table:table-cell>
              <table:table-cell office:value-type="float" office:value="1338.646">
                <text:p>1338.646</text:p>
              </table:table-cell>
              <table:table-cell office:value-type="float" office:value="0.7872">
                <text:p>0.78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506.711">
                <text:p>1506.711</text:p>
              </table:table-cell>
              <table:table-cell office:value-type="float" office:value="1341.09">
                <text:p>1341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502.428">
                <text:p>1502.428</text:p>
              </table:table-cell>
              <table:table-cell office:value-type="float" office:value="1341.763">
                <text:p>1341.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497.354">
                <text:p>1497.354</text:p>
              </table:table-cell>
              <table:table-cell office:value-type="float" office:value="1340.744">
                <text:p>1340.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491.535">
                <text:p>1491.535</text:p>
              </table:table-cell>
              <table:table-cell office:value-type="float" office:value="1339.578">
                <text:p>1339.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487.125">
                <text:p>1487.125</text:p>
              </table:table-cell>
              <table:table-cell office:value-type="float" office:value="1332.008">
                <text:p>1332.008</text:p>
              </table:table-cell>
              <table:table-cell office:value-type="float" office:value="0.790416666667">
                <text:p>0.79041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480.851">
                <text:p>1480.851</text:p>
              </table:table-cell>
              <table:table-cell office:value-type="float" office:value="1330.79">
                <text:p>1330.79</text:p>
              </table:table-cell>
              <table:table-cell office:value-type="float" office:value="0.79875">
                <text:p>0.79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475.595">
                <text:p>1475.595</text:p>
              </table:table-cell>
              <table:table-cell office:value-type="float" office:value="1332.402">
                <text:p>1332.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471.05">
                <text:p>1471.05</text:p>
              </table:table-cell>
              <table:table-cell office:value-type="float" office:value="1330.283">
                <text:p>1330.283</text:p>
              </table:table-cell>
              <table:table-cell office:value-type="float" office:value="0.79555">
                <text:p>0.795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470.802">
                <text:p>1470.802</text:p>
              </table:table-cell>
              <table:table-cell office:value-type="float" office:value="1322.074">
                <text:p>1322.074</text:p>
              </table:table-cell>
              <table:table-cell office:value-type="float" office:value="0.793883333333">
                <text:p>0.79388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462.868">
                <text:p>1462.868</text:p>
              </table:table-cell>
              <table:table-cell office:value-type="float" office:value="1314.791">
                <text:p>1314.791</text:p>
              </table:table-cell>
              <table:table-cell office:value-type="float" office:value="0.797216666667">
                <text:p>0.79721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460.163">
                <text:p>1460.163</text:p>
              </table:table-cell>
              <table:table-cell office:value-type="float" office:value="1320.369">
                <text:p>1320.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455.59">
                <text:p>1455.59</text:p>
              </table:table-cell>
              <table:table-cell office:value-type="float" office:value="1318.04">
                <text:p>1318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452.28">
                <text:p>1452.28</text:p>
              </table:table-cell>
              <table:table-cell office:value-type="float" office:value="1311.351">
                <text:p>1311.351</text:p>
              </table:table-cell>
              <table:table-cell office:value-type="float" office:value="0.795016666667">
                <text:p>0.79501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447.753">
                <text:p>1447.753</text:p>
              </table:table-cell>
              <table:table-cell office:value-type="float" office:value="1314.56">
                <text:p>1314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444.119">
                <text:p>1444.119</text:p>
              </table:table-cell>
              <table:table-cell office:value-type="float" office:value="1311.252">
                <text:p>1311.252</text:p>
              </table:table-cell>
              <table:table-cell office:value-type="float" office:value="0.795816666667">
                <text:p>0.79581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440.778">
                <text:p>1440.778</text:p>
              </table:table-cell>
              <table:table-cell office:value-type="float" office:value="1309.435">
                <text:p>1309.435</text:p>
              </table:table-cell>
              <table:table-cell office:value-type="float" office:value="0.795716666667">
                <text:p>0.79571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437.929">
                <text:p>1437.929</text:p>
              </table:table-cell>
              <table:table-cell office:value-type="float" office:value="1309.556">
                <text:p>1309.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436.452">
                <text:p>1436.452</text:p>
              </table:table-cell>
              <table:table-cell office:value-type="float" office:value="1312.667">
                <text:p>1312.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432.883">
                <text:p>1432.883</text:p>
              </table:table-cell>
              <table:table-cell office:value-type="float" office:value="1302.682">
                <text:p>1302.682</text:p>
              </table:table-cell>
              <table:table-cell office:value-type="float" office:value="0.797216666667">
                <text:p>0.79721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427.809">
                <text:p>1427.809</text:p>
              </table:table-cell>
              <table:table-cell office:value-type="float" office:value="1307.55">
                <text:p>1307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426.315">
                <text:p>1426.315</text:p>
              </table:table-cell>
              <table:table-cell office:value-type="float" office:value="1305.022">
                <text:p>1305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423.128">
                <text:p>1423.128</text:p>
              </table:table-cell>
              <table:table-cell office:value-type="float" office:value="1301.971">
                <text:p>1301.971</text:p>
              </table:table-cell>
              <table:table-cell office:value-type="float" office:value="0.802933333333">
                <text:p>0.8029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420.569">
                <text:p>1420.569</text:p>
              </table:table-cell>
              <table:table-cell office:value-type="float" office:value="1302.791">
                <text:p>1302.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418.39">
                <text:p>1418.39</text:p>
              </table:table-cell>
              <table:table-cell office:value-type="float" office:value="1298.454">
                <text:p>1298.454</text:p>
              </table:table-cell>
              <table:table-cell office:value-type="float" office:value="0.794866666667">
                <text:p>0.7948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413.647">
                <text:p>1413.647</text:p>
              </table:table-cell>
              <table:table-cell office:value-type="float" office:value="1294.347">
                <text:p>1294.347</text:p>
              </table:table-cell>
              <table:table-cell office:value-type="float" office:value="0.802366666667">
                <text:p>0.8023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412.03">
                <text:p>1412.03</text:p>
              </table:table-cell>
              <table:table-cell office:value-type="float" office:value="1302.446">
                <text:p>1302.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409.114">
                <text:p>1409.114</text:p>
              </table:table-cell>
              <table:table-cell office:value-type="float" office:value="1294.544">
                <text:p>1294.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405.555">
                <text:p>1405.555</text:p>
              </table:table-cell>
              <table:table-cell office:value-type="float" office:value="1297.686">
                <text:p>1297.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406.719">
                <text:p>1406.719</text:p>
              </table:table-cell>
              <table:table-cell office:value-type="float" office:value="1302.157">
                <text:p>1302.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403.94">
                <text:p>1403.94</text:p>
              </table:table-cell>
              <table:table-cell office:value-type="float" office:value="1290.958">
                <text:p>1290.958</text:p>
              </table:table-cell>
              <table:table-cell office:value-type="float" office:value="0.805416666667">
                <text:p>0.80541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400.61">
                <text:p>1400.61</text:p>
              </table:table-cell>
              <table:table-cell office:value-type="float" office:value="1287.221">
                <text:p>1287.221</text:p>
              </table:table-cell>
              <table:table-cell office:value-type="float" office:value="0.804316666667">
                <text:p>0.80431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398.537">
                <text:p>1398.537</text:p>
              </table:table-cell>
              <table:table-cell office:value-type="float" office:value="1299.44">
                <text:p>1299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396.916">
                <text:p>1396.916</text:p>
              </table:table-cell>
              <table:table-cell office:value-type="float" office:value="1293.05">
                <text:p>1293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393.173">
                <text:p>1393.173</text:p>
              </table:table-cell>
              <table:table-cell office:value-type="float" office:value="1290.556">
                <text:p>1290.556</text:p>
              </table:table-cell>
              <table:table-cell office:value-type="float" office:value="0.804583333333">
                <text:p>0.80458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390.776">
                <text:p>1390.776</text:p>
              </table:table-cell>
              <table:table-cell office:value-type="float" office:value="1295.485">
                <text:p>1295.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389.525">
                <text:p>1389.525</text:p>
              </table:table-cell>
              <table:table-cell office:value-type="float" office:value="1290.886">
                <text:p>1290.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387.495">
                <text:p>1387.495</text:p>
              </table:table-cell>
              <table:table-cell office:value-type="float" office:value="1290.729">
                <text:p>1290.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386.998">
                <text:p>1386.998</text:p>
              </table:table-cell>
              <table:table-cell office:value-type="float" office:value="1286.594">
                <text:p>1286.594</text:p>
              </table:table-cell>
              <table:table-cell office:value-type="float" office:value="0.805016666667">
                <text:p>0.80501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384.142">
                <text:p>1384.142</text:p>
              </table:table-cell>
              <table:table-cell office:value-type="float" office:value="1287.835">
                <text:p>1287.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380.594">
                <text:p>1380.594</text:p>
              </table:table-cell>
              <table:table-cell office:value-type="float" office:value="1294.225">
                <text:p>1294.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379.837">
                <text:p>1379.837</text:p>
              </table:table-cell>
              <table:table-cell office:value-type="float" office:value="1285.928">
                <text:p>1285.928</text:p>
              </table:table-cell>
              <table:table-cell office:value-type="float" office:value="0.805283333333">
                <text:p>0.80528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377.573">
                <text:p>1377.573</text:p>
              </table:table-cell>
              <table:table-cell office:value-type="float" office:value="1290.857">
                <text:p>1290.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376.07">
                <text:p>1376.07</text:p>
              </table:table-cell>
              <table:table-cell office:value-type="float" office:value="1292.012">
                <text:p>1292.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374.104">
                <text:p>1374.104</text:p>
              </table:table-cell>
              <table:table-cell office:value-type="float" office:value="1289.588">
                <text:p>1289.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372.345">
                <text:p>1372.345</text:p>
              </table:table-cell>
              <table:table-cell office:value-type="float" office:value="1284.382">
                <text:p>1284.382</text:p>
              </table:table-cell>
              <table:table-cell office:value-type="float" office:value="0.80595">
                <text:p>0.805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371.961">
                <text:p>1371.961</text:p>
              </table:table-cell>
              <table:table-cell office:value-type="float" office:value="1288.336">
                <text:p>1288.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370.101">
                <text:p>1370.101</text:p>
              </table:table-cell>
              <table:table-cell office:value-type="float" office:value="1279.423">
                <text:p>1279.423</text:p>
              </table:table-cell>
              <table:table-cell office:value-type="float" office:value="0.806816666667">
                <text:p>0.80681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367.091">
                <text:p>1367.091</text:p>
              </table:table-cell>
              <table:table-cell office:value-type="float" office:value="1281.451">
                <text:p>1281.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365.141">
                <text:p>1365.141</text:p>
              </table:table-cell>
              <table:table-cell office:value-type="float" office:value="1285.311">
                <text:p>1285.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363.78">
                <text:p>1363.78</text:p>
              </table:table-cell>
              <table:table-cell office:value-type="float" office:value="1282.05">
                <text:p>1282.05</text:p>
              </table:table-cell>
              <table:table-cell office:value-type="float" office:value="0.801966666667">
                <text:p>0.8019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362.827">
                <text:p>1362.827</text:p>
              </table:table-cell>
              <table:table-cell office:value-type="float" office:value="1284.039">
                <text:p>1284.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363.077">
                <text:p>1363.077</text:p>
              </table:table-cell>
              <table:table-cell office:value-type="float" office:value="1297.496">
                <text:p>1297.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361.848">
                <text:p>1361.848</text:p>
              </table:table-cell>
              <table:table-cell office:value-type="float" office:value="1278.555">
                <text:p>1278.555</text:p>
              </table:table-cell>
              <table:table-cell office:value-type="float" office:value="0.807083333333">
                <text:p>0.80708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358.241">
                <text:p>1358.241</text:p>
              </table:table-cell>
              <table:table-cell office:value-type="float" office:value="1284.961">
                <text:p>1284.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355.935">
                <text:p>1355.935</text:p>
              </table:table-cell>
              <table:table-cell office:value-type="float" office:value="1287.762">
                <text:p>1287.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355.73">
                <text:p>1355.73</text:p>
              </table:table-cell>
              <table:table-cell office:value-type="float" office:value="1283.486">
                <text:p>1283.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353.866">
                <text:p>1353.866</text:p>
              </table:table-cell>
              <table:table-cell office:value-type="float" office:value="1282.065">
                <text:p>1282.065</text:p>
              </table:table-cell>
              <table:table-cell office:value-type="float" office:value="0.803616666667">
                <text:p>0.80361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351.511">
                <text:p>1351.511</text:p>
              </table:table-cell>
              <table:table-cell office:value-type="float" office:value="1280.071">
                <text:p>1280.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349.73">
                <text:p>1349.73</text:p>
              </table:table-cell>
              <table:table-cell office:value-type="float" office:value="1284.799">
                <text:p>1284.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349.442">
                <text:p>1349.442</text:p>
              </table:table-cell>
              <table:table-cell office:value-type="float" office:value="1285.848">
                <text:p>1285.848</text:p>
              </table:table-cell>
              <table:table-cell office:value-type="float" office:value="0.799183333333">
                <text:p>0.79918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348.745">
                <text:p>1348.745</text:p>
              </table:table-cell>
              <table:table-cell office:value-type="float" office:value="1280.064">
                <text:p>1280.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347.242">
                <text:p>1347.242</text:p>
              </table:table-cell>
              <table:table-cell office:value-type="float" office:value="1279.321">
                <text:p>1279.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344.725">
                <text:p>1344.725</text:p>
              </table:table-cell>
              <table:table-cell office:value-type="float" office:value="1278.428">
                <text:p>1278.428</text:p>
              </table:table-cell>
              <table:table-cell office:value-type="float" office:value="0.80195">
                <text:p>0.801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344.852">
                <text:p>1344.852</text:p>
              </table:table-cell>
              <table:table-cell office:value-type="float" office:value="1283.076">
                <text:p>1283.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342.25">
                <text:p>1342.25</text:p>
              </table:table-cell>
              <table:table-cell office:value-type="float" office:value="1275.38">
                <text:p>1275.38</text:p>
              </table:table-cell>
              <table:table-cell office:value-type="float" office:value="0.8039">
                <text:p>0.80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341.4">
                <text:p>1341.4</text:p>
              </table:table-cell>
              <table:table-cell office:value-type="float" office:value="1276.563">
                <text:p>1276.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343.174">
                <text:p>1343.174</text:p>
              </table:table-cell>
              <table:table-cell office:value-type="float" office:value="1283.1">
                <text:p>128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340.069">
                <text:p>1340.069</text:p>
              </table:table-cell>
              <table:table-cell office:value-type="float" office:value="1278.372">
                <text:p>1278.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338.938">
                <text:p>1338.938</text:p>
              </table:table-cell>
              <table:table-cell office:value-type="float" office:value="1271.047">
                <text:p>1271.047</text:p>
              </table:table-cell>
              <table:table-cell office:value-type="float" office:value="0.804716666667">
                <text:p>0.80471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337.342">
                <text:p>1337.342</text:p>
              </table:table-cell>
              <table:table-cell office:value-type="float" office:value="1277.034">
                <text:p>1277.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336.479">
                <text:p>1336.479</text:p>
              </table:table-cell>
              <table:table-cell office:value-type="float" office:value="1281.61">
                <text:p>1281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334.506">
                <text:p>1334.506</text:p>
              </table:table-cell>
              <table:table-cell office:value-type="float" office:value="1277.204">
                <text:p>1277.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334.167">
                <text:p>1334.167</text:p>
              </table:table-cell>
              <table:table-cell office:value-type="float" office:value="1286.916">
                <text:p>1286.916</text:p>
              </table:table-cell>
              <table:table-cell office:value-type="float" office:value="0.798033333333">
                <text:p>0.7980333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333.95">
                <text:p>1333.95</text:p>
              </table:table-cell>
              <table:table-cell office:value-type="float" office:value="1277.23">
                <text:p>1277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332.094">
                <text:p>1332.094</text:p>
              </table:table-cell>
              <table:table-cell office:value-type="float" office:value="1274.689">
                <text:p>1274.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330.199">
                <text:p>1330.199</text:p>
              </table:table-cell>
              <table:table-cell office:value-type="float" office:value="1274.958">
                <text:p>1274.958</text:p>
              </table:table-cell>
              <table:table-cell office:value-type="float" office:value="0.805966666667">
                <text:p>0.805966666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328.925">
                <text:p>1328.925</text:p>
              </table:table-cell>
              <table:table-cell office:value-type="float" office:value="1275.213">
                <text:p>1275.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328.749">
                <text:p>1328.749</text:p>
              </table:table-cell>
              <table:table-cell office:value-type="float" office:value="1278.339">
                <text:p>1278.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325.801">
                <text:p>1325.801</text:p>
              </table:table-cell>
              <table:table-cell office:value-type="float" office:value="1278.71">
                <text:p>1278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326.356">
                <text:p>1326.356</text:p>
              </table:table-cell>
              <table:table-cell office:value-type="float" office:value="1275.138">
                <text:p>1275.138</text:p>
              </table:table-cell>
              <table:table-cell office:value-type="float" office:value="0.803883333333">
                <text:p>0.80388333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325.657">
                <text:p>1325.657</text:p>
              </table:table-cell>
              <table:table-cell office:value-type="float" office:value="1275.041">
                <text:p>1275.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324.263">
                <text:p>1324.263</text:p>
              </table:table-cell>
              <table:table-cell office:value-type="float" office:value="1276.954">
                <text:p>1276.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321.558">
                <text:p>1321.558</text:p>
              </table:table-cell>
              <table:table-cell office:value-type="float" office:value="1275.902">
                <text:p>1275.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322.831">
                <text:p>1322.831</text:p>
              </table:table-cell>
              <table:table-cell office:value-type="float" office:value="1274.2">
                <text:p>1274.2</text:p>
              </table:table-cell>
              <table:table-cell office:value-type="float" office:value="0.810416666667">
                <text:p>0.810416666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322.419">
                <text:p>1322.419</text:p>
              </table:table-cell>
              <table:table-cell office:value-type="float" office:value="1275.999">
                <text:p>1275.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320.097">
                <text:p>1320.097</text:p>
              </table:table-cell>
              <table:table-cell office:value-type="float" office:value="1282.735">
                <text:p>1282.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320.598">
                <text:p>1320.598</text:p>
              </table:table-cell>
              <table:table-cell office:value-type="float" office:value="1276.354">
                <text:p>1276.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317.851">
                <text:p>1317.851</text:p>
              </table:table-cell>
              <table:table-cell office:value-type="float" office:value="1272.821">
                <text:p>1272.821</text:p>
              </table:table-cell>
              <table:table-cell office:value-type="float" office:value="0.803483333333">
                <text:p>0.803483333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317.781">
                <text:p>1317.781</text:p>
              </table:table-cell>
              <table:table-cell office:value-type="float" office:value="1272.531">
                <text:p>1272.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317.454">
                <text:p>1317.454</text:p>
              </table:table-cell>
              <table:table-cell office:value-type="float" office:value="1274.344">
                <text:p>1274.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317.885">
                <text:p>1317.885</text:p>
              </table:table-cell>
              <table:table-cell office:value-type="float" office:value="1273.954">
                <text:p>1273.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315.451">
                <text:p>1315.451</text:p>
              </table:table-cell>
              <table:table-cell office:value-type="float" office:value="1274.546">
                <text:p>1274.546</text:p>
              </table:table-cell>
              <table:table-cell office:value-type="float" office:value="0.806816666667">
                <text:p>0.80681666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313.855">
                <text:p>1313.855</text:p>
              </table:table-cell>
              <table:table-cell office:value-type="float" office:value="1274.113">
                <text:p>1274.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312.79">
                <text:p>1312.79</text:p>
              </table:table-cell>
              <table:table-cell office:value-type="float" office:value="1271.745">
                <text:p>1271.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311.923">
                <text:p>1311.923</text:p>
              </table:table-cell>
              <table:table-cell office:value-type="float" office:value="1280.698">
                <text:p>1280.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314.005">
                <text:p>1314.005</text:p>
              </table:table-cell>
              <table:table-cell office:value-type="float" office:value="1268.322">
                <text:p>1268.322</text:p>
              </table:table-cell>
              <table:table-cell office:value-type="float" office:value="0.80735">
                <text:p>0.807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308.988">
                <text:p>1308.988</text:p>
              </table:table-cell>
              <table:table-cell office:value-type="float" office:value="1276.996">
                <text:p>1276.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308.643">
                <text:p>1308.643</text:p>
              </table:table-cell>
              <table:table-cell office:value-type="float" office:value="1273.008">
                <text:p>1273.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307.896">
                <text:p>1307.896</text:p>
              </table:table-cell>
              <table:table-cell office:value-type="float" office:value="1275.138">
                <text:p>1275.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309.833">
                <text:p>1309.833</text:p>
              </table:table-cell>
              <table:table-cell office:value-type="float" office:value="1269.06">
                <text:p>1269.06</text:p>
              </table:table-cell>
              <table:table-cell office:value-type="float" office:value="0.812366666667">
                <text:p>0.812366666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306.095">
                <text:p>1306.095</text:p>
              </table:table-cell>
              <table:table-cell office:value-type="float" office:value="1275.894">
                <text:p>1275.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306.575">
                <text:p>1306.575</text:p>
              </table:table-cell>
              <table:table-cell office:value-type="float" office:value="1270.934">
                <text:p>1270.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306.147">
                <text:p>1306.147</text:p>
              </table:table-cell>
              <table:table-cell office:value-type="float" office:value="1272.7">
                <text:p>127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304.921">
                <text:p>1304.921</text:p>
              </table:table-cell>
              <table:table-cell office:value-type="float" office:value="1276.128">
                <text:p>1276.128</text:p>
              </table:table-cell>
              <table:table-cell office:value-type="float" office:value="0.812233333333">
                <text:p>0.812233333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302.257">
                <text:p>1302.257</text:p>
              </table:table-cell>
              <table:table-cell office:value-type="float" office:value="1274.475">
                <text:p>1274.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05.082">
                <text:p>1305.082</text:p>
              </table:table-cell>
              <table:table-cell office:value-type="float" office:value="1271.852">
                <text:p>1271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300.646">
                <text:p>1300.646</text:p>
              </table:table-cell>
              <table:table-cell office:value-type="float" office:value="1273.37">
                <text:p>127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303.351">
                <text:p>1303.351</text:p>
              </table:table-cell>
              <table:table-cell office:value-type="float" office:value="1273.457">
                <text:p>1273.457</text:p>
              </table:table-cell>
              <table:table-cell office:value-type="float" office:value="0.81195">
                <text:p>0.811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299.806">
                <text:p>1299.806</text:p>
              </table:table-cell>
              <table:table-cell office:value-type="float" office:value="1277.086">
                <text:p>1277.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299.982">
                <text:p>1299.982</text:p>
              </table:table-cell>
              <table:table-cell office:value-type="float" office:value="1273.628">
                <text:p>1273.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00.223">
                <text:p>1300.223</text:p>
              </table:table-cell>
              <table:table-cell office:value-type="float" office:value="1270.579">
                <text:p>1270.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299.315">
                <text:p>1299.315</text:p>
              </table:table-cell>
              <table:table-cell office:value-type="float" office:value="1277.981">
                <text:p>1277.981</text:p>
              </table:table-cell>
              <table:table-cell office:value-type="float" office:value="0.809466666667">
                <text:p>0.8094666666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298.85">
                <text:p>1298.85</text:p>
              </table:table-cell>
              <table:table-cell office:value-type="float" office:value="1271.329">
                <text:p>1271.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297.906">
                <text:p>1297.906</text:p>
              </table:table-cell>
              <table:table-cell office:value-type="float" office:value="1268.251">
                <text:p>1268.251</text:p>
              </table:table-cell>
              <table:table-cell office:value-type="float" office:value="0.81125">
                <text:p>0.81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297.479">
                <text:p>1297.479</text:p>
              </table:table-cell>
              <table:table-cell office:value-type="float" office:value="1268.073">
                <text:p>1268.073</text:p>
              </table:table-cell>
              <table:table-cell office:value-type="float" office:value="0.809566666667">
                <text:p>0.809566666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296.983">
                <text:p>1296.983</text:p>
              </table:table-cell>
              <table:table-cell office:value-type="float" office:value="1274.984">
                <text:p>1274.984</text:p>
              </table:table-cell>
              <table:table-cell office:value-type="float" office:value="0.808616666667">
                <text:p>0.8086166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294.549">
                <text:p>1294.549</text:p>
              </table:table-cell>
              <table:table-cell office:value-type="float" office:value="1278.662">
                <text:p>1278.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295.162">
                <text:p>1295.162</text:p>
              </table:table-cell>
              <table:table-cell office:value-type="float" office:value="1270.531">
                <text:p>1270.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294.664">
                <text:p>1294.664</text:p>
              </table:table-cell>
              <table:table-cell office:value-type="float" office:value="1274.323">
                <text:p>1274.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292.743">
                <text:p>1292.743</text:p>
              </table:table-cell>
              <table:table-cell office:value-type="float" office:value="1275.389">
                <text:p>1275.389</text:p>
              </table:table-cell>
              <table:table-cell office:value-type="float" office:value="0.813883333333">
                <text:p>0.813883333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292.752">
                <text:p>1292.752</text:p>
              </table:table-cell>
              <table:table-cell office:value-type="float" office:value="1274.939">
                <text:p>1274.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292.225">
                <text:p>1292.225</text:p>
              </table:table-cell>
              <table:table-cell office:value-type="float" office:value="1266.504">
                <text:p>1266.504</text:p>
              </table:table-cell>
              <table:table-cell office:value-type="float" office:value="0.810133333333">
                <text:p>0.8101333333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290.988">
                <text:p>1290.988</text:p>
              </table:table-cell>
              <table:table-cell office:value-type="float" office:value="1272.149">
                <text:p>1272.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289.569">
                <text:p>1289.569</text:p>
              </table:table-cell>
              <table:table-cell office:value-type="float" office:value="1266.771">
                <text:p>1266.771</text:p>
              </table:table-cell>
              <table:table-cell office:value-type="float" office:value="0.81125">
                <text:p>0.81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289.424">
                <text:p>1289.424</text:p>
              </table:table-cell>
              <table:table-cell office:value-type="float" office:value="1276.576">
                <text:p>1276.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289.92">
                <text:p>1289.92</text:p>
              </table:table-cell>
              <table:table-cell office:value-type="float" office:value="1272.866">
                <text:p>1272.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288.207">
                <text:p>1288.207</text:p>
              </table:table-cell>
              <table:table-cell office:value-type="float" office:value="1274.341">
                <text:p>1274.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288.062">
                <text:p>1288.062</text:p>
              </table:table-cell>
              <table:table-cell office:value-type="float" office:value="1273.761">
                <text:p>1273.761</text:p>
              </table:table-cell>
              <table:table-cell office:value-type="float" office:value="0.811116666667">
                <text:p>0.811116666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289.09">
                <text:p>1289.09</text:p>
              </table:table-cell>
              <table:table-cell office:value-type="float" office:value="1271.443">
                <text:p>1271.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287.83">
                <text:p>1287.83</text:p>
              </table:table-cell>
              <table:table-cell office:value-type="float" office:value="1273.95">
                <text:p>127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286.545">
                <text:p>1286.545</text:p>
              </table:table-cell>
              <table:table-cell office:value-type="float" office:value="1272.149">
                <text:p>1272.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287.59">
                <text:p>1287.59</text:p>
              </table:table-cell>
              <table:table-cell office:value-type="float" office:value="1275.38">
                <text:p>1275.38</text:p>
              </table:table-cell>
              <table:table-cell office:value-type="float" office:value="0.811116666667">
                <text:p>0.8111166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284.154">
                <text:p>1284.154</text:p>
              </table:table-cell>
              <table:table-cell office:value-type="float" office:value="1268.528">
                <text:p>1268.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284.661">
                <text:p>1284.661</text:p>
              </table:table-cell>
              <table:table-cell office:value-type="float" office:value="1272.699">
                <text:p>1272.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285.121">
                <text:p>1285.121</text:p>
              </table:table-cell>
              <table:table-cell office:value-type="float" office:value="1272.179">
                <text:p>1272.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283.436">
                <text:p>1283.436</text:p>
              </table:table-cell>
              <table:table-cell office:value-type="float" office:value="1276.271">
                <text:p>1276.271</text:p>
              </table:table-cell>
              <table:table-cell office:value-type="float" office:value="0.812216666667">
                <text:p>0.812216666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283.848">
                <text:p>1283.848</text:p>
              </table:table-cell>
              <table:table-cell office:value-type="float" office:value="1271.671">
                <text:p>1271.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282.363">
                <text:p>1282.363</text:p>
              </table:table-cell>
              <table:table-cell office:value-type="float" office:value="1272.941">
                <text:p>1272.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283.025">
                <text:p>1283.025</text:p>
              </table:table-cell>
              <table:table-cell office:value-type="float" office:value="1267.49">
                <text:p>1267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281.245">
                <text:p>1281.245</text:p>
              </table:table-cell>
              <table:table-cell office:value-type="float" office:value="1273.389">
                <text:p>1273.389</text:p>
              </table:table-cell>
              <table:table-cell office:value-type="float" office:value="0.8118">
                <text:p>0.81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280.158">
                <text:p>1280.158</text:p>
              </table:table-cell>
              <table:table-cell office:value-type="float" office:value="1268.045">
                <text:p>1268.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280.325">
                <text:p>1280.325</text:p>
              </table:table-cell>
              <table:table-cell office:value-type="float" office:value="1268.787">
                <text:p>1268.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279.446">
                <text:p>1279.446</text:p>
              </table:table-cell>
              <table:table-cell office:value-type="float" office:value="1268.82">
                <text:p>1268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280.194">
                <text:p>1280.194</text:p>
              </table:table-cell>
              <table:table-cell office:value-type="float" office:value="1269.727">
                <text:p>1269.727</text:p>
              </table:table-cell>
              <table:table-cell office:value-type="float" office:value="0.8104">
                <text:p>0.81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278.489">
                <text:p>1278.489</text:p>
              </table:table-cell>
              <table:table-cell office:value-type="float" office:value="1269.871">
                <text:p>1269.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277.986">
                <text:p>1277.986</text:p>
              </table:table-cell>
              <table:table-cell office:value-type="float" office:value="1266.677">
                <text:p>1266.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277.722">
                <text:p>1277.722</text:p>
              </table:table-cell>
              <table:table-cell office:value-type="float" office:value="1267.784">
                <text:p>1267.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277.829">
                <text:p>1277.829</text:p>
              </table:table-cell>
              <table:table-cell office:value-type="float" office:value="1265.939">
                <text:p>1265.939</text:p>
              </table:table-cell>
              <table:table-cell office:value-type="float" office:value="0.813616666667">
                <text:p>0.8136166666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276.752">
                <text:p>1276.752</text:p>
              </table:table-cell>
              <table:table-cell office:value-type="float" office:value="1271.215">
                <text:p>1271.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276.748">
                <text:p>1276.748</text:p>
              </table:table-cell>
              <table:table-cell office:value-type="float" office:value="1272.73">
                <text:p>1272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276.345">
                <text:p>1276.345</text:p>
              </table:table-cell>
              <table:table-cell office:value-type="float" office:value="1274.225">
                <text:p>1274.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276.96">
                <text:p>1276.96</text:p>
              </table:table-cell>
              <table:table-cell office:value-type="float" office:value="1274.091">
                <text:p>1274.091</text:p>
              </table:table-cell>
              <table:table-cell office:value-type="float" office:value="0.809033333333">
                <text:p>0.80903333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273.756">
                <text:p>1273.756</text:p>
              </table:table-cell>
              <table:table-cell office:value-type="float" office:value="1268.787">
                <text:p>1268.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274.11">
                <text:p>1274.11</text:p>
              </table:table-cell>
              <table:table-cell office:value-type="float" office:value="1268.82">
                <text:p>1268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274.311">
                <text:p>1274.311</text:p>
              </table:table-cell>
              <table:table-cell office:value-type="float" office:value="1267.575">
                <text:p>1267.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273.272">
                <text:p>1273.272</text:p>
              </table:table-cell>
              <table:table-cell office:value-type="float" office:value="1269.265">
                <text:p>1269.265</text:p>
              </table:table-cell>
              <table:table-cell office:value-type="float" office:value="0.810566666667">
                <text:p>0.810566666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271.884">
                <text:p>1271.884</text:p>
              </table:table-cell>
              <table:table-cell office:value-type="float" office:value="1265.848">
                <text:p>1265.848</text:p>
              </table:table-cell>
              <table:table-cell office:value-type="float" office:value="0.812666666667">
                <text:p>0.8126666666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248.699">
                <text:p>1248.699</text:p>
              </table:table-cell>
              <table:table-cell office:value-type="float" office:value="1258.399">
                <text:p>1258.399</text:p>
              </table:table-cell>
              <table:table-cell office:value-type="float" office:value="0.810416666667">
                <text:p>0.8104166666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235.058">
                <text:p>1235.058</text:p>
              </table:table-cell>
              <table:table-cell office:value-type="float" office:value="1257.547">
                <text:p>1257.547</text:p>
              </table:table-cell>
              <table:table-cell office:value-type="float" office:value="0.8136">
                <text:p>0.81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233.12">
                <text:p>1233.12</text:p>
              </table:table-cell>
              <table:table-cell office:value-type="float" office:value="1258.065">
                <text:p>1258.065</text:p>
              </table:table-cell>
              <table:table-cell office:value-type="float" office:value="0.812933333333">
                <text:p>0.812933333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232.38">
                <text:p>1232.38</text:p>
              </table:table-cell>
              <table:table-cell office:value-type="float" office:value="1259.073">
                <text:p>1259.073</text:p>
              </table:table-cell>
              <table:table-cell office:value-type="float" office:value="0.813066666667">
                <text:p>0.8130666666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232.074">
                <text:p>1232.074</text:p>
              </table:table-cell>
              <table:table-cell office:value-type="float" office:value="1258.164">
                <text:p>1258.164</text:p>
              </table:table-cell>
              <table:table-cell office:value-type="float" office:value="0.8129">
                <text:p>0.81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231.939">
                <text:p>1231.939</text:p>
              </table:table-cell>
              <table:table-cell office:value-type="float" office:value="1260.09">
                <text:p>1260.09</text:p>
              </table:table-cell>
              <table:table-cell office:value-type="float" office:value="0.812633333333">
                <text:p>0.8126333333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231.303">
                <text:p>1231.303</text:p>
              </table:table-cell>
              <table:table-cell office:value-type="float" office:value="1259.896">
                <text:p>1259.896</text:p>
              </table:table-cell>
              <table:table-cell office:value-type="float" office:value="0.812783333333">
                <text:p>0.812783333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230.882">
                <text:p>1230.882</text:p>
              </table:table-cell>
              <table:table-cell office:value-type="float" office:value="1259.539">
                <text:p>1259.539</text:p>
              </table:table-cell>
              <table:table-cell office:value-type="float" office:value="0.81015">
                <text:p>0.810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230.797">
                <text:p>1230.797</text:p>
              </table:table-cell>
              <table:table-cell office:value-type="float" office:value="1260.794">
                <text:p>1260.794</text:p>
              </table:table-cell>
              <table:table-cell office:value-type="float" office:value="0.814316666667">
                <text:p>0.8143166666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230.839">
                <text:p>1230.839</text:p>
              </table:table-cell>
              <table:table-cell office:value-type="float" office:value="1259.918">
                <text:p>1259.918</text:p>
              </table:table-cell>
              <table:table-cell office:value-type="float" office:value="0.812766666667">
                <text:p>0.812766666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230.439">
                <text:p>1230.439</text:p>
              </table:table-cell>
              <table:table-cell office:value-type="float" office:value="1260.631">
                <text:p>1260.631</text:p>
              </table:table-cell>
              <table:table-cell office:value-type="float" office:value="0.811533333333">
                <text:p>0.8115333333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230.16">
                <text:p>1230.16</text:p>
              </table:table-cell>
              <table:table-cell office:value-type="float" office:value="1260.597">
                <text:p>1260.597</text:p>
              </table:table-cell>
              <table:table-cell office:value-type="float" office:value="0.811516666667">
                <text:p>0.811516666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230.115">
                <text:p>1230.115</text:p>
              </table:table-cell>
              <table:table-cell office:value-type="float" office:value="1261.521">
                <text:p>1261.521</text:p>
              </table:table-cell>
              <table:table-cell office:value-type="float" office:value="0.810266666667">
                <text:p>0.810266666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229.735">
                <text:p>1229.735</text:p>
              </table:table-cell>
              <table:table-cell office:value-type="float" office:value="1261.889">
                <text:p>1261.889</text:p>
              </table:table-cell>
              <table:table-cell office:value-type="float" office:value="0.812616666667">
                <text:p>0.8126166666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230.12">
                <text:p>1230.12</text:p>
              </table:table-cell>
              <table:table-cell office:value-type="float" office:value="1260.004">
                <text:p>1260.004</text:p>
              </table:table-cell>
              <table:table-cell office:value-type="float" office:value="0.814166666667">
                <text:p>0.814166666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229.431">
                <text:p>1229.431</text:p>
              </table:table-cell>
              <table:table-cell office:value-type="float" office:value="1260.521">
                <text:p>1260.521</text:p>
              </table:table-cell>
              <table:table-cell office:value-type="float" office:value="0.812083333333">
                <text:p>0.812083333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229.415">
                <text:p>1229.415</text:p>
              </table:table-cell>
              <table:table-cell office:value-type="float" office:value="1260.733">
                <text:p>1260.733</text:p>
              </table:table-cell>
              <table:table-cell office:value-type="float" office:value="0.815983333333">
                <text:p>0.8159833333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229.587">
                <text:p>1229.587</text:p>
              </table:table-cell>
              <table:table-cell office:value-type="float" office:value="1260.454">
                <text:p>1260.454</text:p>
              </table:table-cell>
              <table:table-cell office:value-type="float" office:value="0.813583333333">
                <text:p>0.8135833333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229.339">
                <text:p>1229.339</text:p>
              </table:table-cell>
              <table:table-cell office:value-type="float" office:value="1260.256">
                <text:p>1260.256</text:p>
              </table:table-cell>
              <table:table-cell office:value-type="float" office:value="0.814033333333">
                <text:p>0.8140333333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228.991">
                <text:p>1228.991</text:p>
              </table:table-cell>
              <table:table-cell office:value-type="float" office:value="1260.558">
                <text:p>1260.558</text:p>
              </table:table-cell>
              <table:table-cell office:value-type="float" office:value="0.8132">
                <text:p>0.81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229.091">
                <text:p>1229.091</text:p>
              </table:table-cell>
              <table:table-cell office:value-type="float" office:value="1260.955">
                <text:p>1260.955</text:p>
              </table:table-cell>
              <table:table-cell office:value-type="float" office:value="0.814016666667">
                <text:p>0.8140166666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228.863">
                <text:p>1228.863</text:p>
              </table:table-cell>
              <table:table-cell office:value-type="float" office:value="1261.925">
                <text:p>1261.925</text:p>
              </table:table-cell>
              <table:table-cell office:value-type="float" office:value="0.812633333333">
                <text:p>0.8126333333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229.006">
                <text:p>1229.006</text:p>
              </table:table-cell>
              <table:table-cell office:value-type="float" office:value="1262.248">
                <text:p>1262.248</text:p>
              </table:table-cell>
              <table:table-cell office:value-type="float" office:value="0.81265">
                <text:p>0.812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229.018">
                <text:p>1229.018</text:p>
              </table:table-cell>
              <table:table-cell office:value-type="float" office:value="1262.412">
                <text:p>1262.412</text:p>
              </table:table-cell>
              <table:table-cell office:value-type="float" office:value="0.8143">
                <text:p>0.81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228.596">
                <text:p>1228.596</text:p>
              </table:table-cell>
              <table:table-cell office:value-type="float" office:value="1263.639">
                <text:p>1263.639</text:p>
              </table:table-cell>
              <table:table-cell office:value-type="float" office:value="0.81375">
                <text:p>0.813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228.62">
                <text:p>1228.62</text:p>
              </table:table-cell>
              <table:table-cell office:value-type="float" office:value="1262.845">
                <text:p>1262.845</text:p>
              </table:table-cell>
              <table:table-cell office:value-type="float" office:value="0.812783333333">
                <text:p>0.8127833333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228.553">
                <text:p>1228.553</text:p>
              </table:table-cell>
              <table:table-cell office:value-type="float" office:value="1261.552">
                <text:p>1261.552</text:p>
              </table:table-cell>
              <table:table-cell office:value-type="float" office:value="0.815266666667">
                <text:p>0.8152666666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228.377">
                <text:p>1228.377</text:p>
              </table:table-cell>
              <table:table-cell office:value-type="float" office:value="1261.753">
                <text:p>1261.753</text:p>
              </table:table-cell>
              <table:table-cell office:value-type="float" office:value="0.814433333333">
                <text:p>0.8144333333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228.232">
                <text:p>1228.232</text:p>
              </table:table-cell>
              <table:table-cell office:value-type="float" office:value="1262.013">
                <text:p>1262.013</text:p>
              </table:table-cell>
              <table:table-cell office:value-type="float" office:value="0.81125">
                <text:p>0.811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227.97">
                <text:p>1227.97</text:p>
              </table:table-cell>
              <table:table-cell office:value-type="float" office:value="1262.96">
                <text:p>1262.96</text:p>
              </table:table-cell>
              <table:table-cell office:value-type="float" office:value="0.813616666667">
                <text:p>0.813616666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228.005">
                <text:p>1228.005</text:p>
              </table:table-cell>
              <table:table-cell office:value-type="float" office:value="1262.437">
                <text:p>1262.437</text:p>
              </table:table-cell>
              <table:table-cell office:value-type="float" office:value="0.813316666667">
                <text:p>0.813316666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228.038">
                <text:p>1228.038</text:p>
              </table:table-cell>
              <table:table-cell office:value-type="float" office:value="1262.521">
                <text:p>1262.521</text:p>
              </table:table-cell>
              <table:table-cell office:value-type="float" office:value="0.8136">
                <text:p>0.81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linear" draw:start="16%" draw:end="0%" draw:angle="0" draw:border="0%"/>
    <draw:opacity draw:name="ChartTransparencyGradient_20_2" draw:display-name="ChartTransparencyGradient 2" draw:style="linear" draw:start="16%" draw:end="0%" draw:angle="0" draw:border="1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